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s Vegas Black Dominoes" svg:font-family="'Las Vegas Black Dominoes'" style:font-pitch="variable"/>
    <style:font-face style:name="Las Vegas White Dominoes" svg:font-family="'Las Vegas White Dominoe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layingCards" svg:font-family="PlayingCard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layingCards" fo:font-size="6pt" style:font-size-asian="6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PlayingCards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Las Vegas White Dominoes" fo:font-size="2pt" style:font-size-asian="2pt" style:font-size-complex="2pt"/>
    </style:style>
    <style:style style:name="P4" style:family="paragraph" style:parent-style-name="Standard">
      <style:paragraph-properties fo:text-align="center" style:justify-single-word="false"/>
      <style:text-properties style:font-name="Las Vegas Black Dominoes"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AAAAAAAAAAAAAAAAAAAAAAAAAAAAAAAAAAAAAAAAAAAAAAAAAAAAAAAAAAAAAAAAAAAAAAAAAAA</text:p>
      <text:p text:style-name="P1">AAAAAAAAAAAAAAAAAAAAAAAAAAAAAAAAAAAAAAAAAAAAAAAAAAAAAAAAAAAAAAAAAAAAAAAAAAAAAAAAAAAAAAAAAAAAAAAAAAAA</text:p>
      <text:p text:style-name="P1">AAAAAAAAAAAAAAAAAAAAAAAAAAAAAAAAAAAAAAAAAAAAAAAAAAAAAAAAAAAAAAAAAAAAAAAAAAAAAAAAAAAAAAAAAAAAAAAAAAAA</text:p>
      <text:p text:style-name="P1">AAAAAAAAAAAAAAAAAAAAAAAAAAAAAAAAAAAAAAAAAAAAAAAAAAAAAAAAAAAAAAAAAAAAAAAAAAAAAAAAAAAAAAAAAAAAAAAAAAAA</text:p>
      <text:p text:style-name="P1">AAAAAAAAAAAAAAAAAAAAAAAAAAAAAAAAAAAAAAAAAAAAAAAAAAAAAAAAAAAAAAAAAAAAAAAAAAAAAAAAAAAAAAAAAAAAAAAAAAAA</text:p>
      <text:p text:style-name="P1">AAAAAAAAAAAAAAAAAAAAAAAAAAAAAAAAAAAAAAAAAAAAAAAAAAAAAAAAAAAAAAAAAAAAAAAAAAAAAAAAAAAAAAAAAAAAAAAAAAAA</text:p>
      <text:p text:style-name="P1">AAAAAAAAAAAAAAAAAAAAAAAAAAAAAAAAAAAAAAAAAAAAAAAAAAAACFFFGGGECAAAAAAAAAAAAAAAAAAAAAAAAAAAAAAAAAAAAAAA</text:p>
      <text:p text:style-name="P1">AAAAAAAAAAAAAAAAAAAAAAAAAAAAAAAAAAAAAAAAAAAAAAAAAABGHHHHHGHHIGBAAAAAAAAAAAAAAAAAAAAAAAAAAAAAAAAAAAAA</text:p>
      <text:p text:style-name="P1">AAAAAAAAAAAAAAAAAAAAAAAAAAAAAAAAAAAAAAAAAAAAAAAAABHGGGGGGGGGGHICAAAAAAAAAAAAAAAAAAAAAAAAAAAAAAAAAAAA</text:p>
      <text:p text:style-name="P1">AAAAAAAAAAAAAAAAAAAAAAAAAAAAAAAAAAAADFHAAAAAAAAAAGGGGGGGGGGGGGIIAAAAAAAAAAAAAAAAAAAAAAAAAAAAAAAAAAAA</text:p>
      <text:p text:style-name="P1">AAAAAAAAAAAAAAAAAAAAAAAAAAAAAAAAAABHKHGBAAAAAAAADGGGGGGGGGGGGGGJFAAAAAAAAAAAAAAAAAAAAAAAAAAAAAAAAAAA</text:p>
      <text:p text:style-name="P1">AAAAAAAAAAAAAAAAAAAAAAAAAAAAAAAAAAFHIGIEAAAAAAAAFFGGGGGHGGGFFGGIJBAAAAAAAAAAAAAAAAAAAAAAAAAAAAAAAAAA</text:p>
      <text:p text:style-name="P1">AAAAAAAAAAAAAAAAAAAAAAAAAAAAAAAAADFFHIKIAAAAAAADFFFFGFHKKKGGFGHIKEAAAAAAAAAAAAAAAAAAAAAAAAAAAAAAAAAA</text:p>
      <text:p text:style-name="P1">AAAAAAAAAAAAAAAAAAAAAAAAAAAAAAAAAHFHJHJKBAAAAAAEEEEFGFIKGFFGGHIIKHAAAAAAAAAAAAAAAAAAAAAAAAAAAAAAAAAA</text:p>
      <text:p text:style-name="P1">AAAAAAAAAAAAAAAAAAAAAAAAAAAAAAAADHJIGKKKFAAAAAAFFEEFHHHEBBEGHHJJKJCAAAAAAAAAAAAAAAAAAAAAAAAAAAAAAAAA</text:p>
      <text:p text:style-name="P1">AAAAAAAAAAAAAAAAAAAAAAAAAAAAAAACGFHGIJJJHAAAAAAGFFFGHIHDBBBFIIJJKKEAAAAAAAAAAAAAAAAAAAAAAAAAAAAAAAAA</text:p>
      <text:p text:style-name="P1">AAAAAAAAAAAAAAAAAAAAAAAAAAAAAAAFIGFJJIJIIAAAAAAGGGGHIHHDBCEFIJKHJJFAAAAAAAAAAAAAAAAAAAAAAAAAAAAAAAAA</text:p>
      <text:p text:style-name="P1">AAAAAAAAAAAAAAAAAAAAAAAAAAAAAAABJIJKJIIHHEAAAAAGHGHHJGHCDHGGIJKFJHEAAAAAAAAAAAAAAAAAAAAAAAAAAAAAAAAA</text:p>
      <text:p text:style-name="P1">AAAAAAAAAAAAAAAAAAAAAAAAAAAAAAAAGJHJKIHIHHAAAAAFHHHIIEFGIHIGIJKEJGBAAAAAAAAAAAAAAAAAAAAAAAAAAAAAAAAA</text:p>
      <text:p text:style-name="P1">AAAAAAAAAAAAAAAAAAAAAAAAAAAAAAAABJJKJIIJHHDAAAAEHHHIJHCFDCECHKIEIDAAAAAAAAAAAAAAAAAAAAAAAAAAAAAAAAAA</text:p>
      <text:p text:style-name="P1">AAAAAAAAAAAAAAAAAAAAAAAAAAAAAAAAAACGGIIIIHFAAAADIGIJJGCBBBBDHIFHFBAAAAAAAAAAAAAAAAAAAAAAAAAAAAAAAAAA</text:p>
      <text:p text:style-name="P1">AAAAAAAAAAAAAAAAAAAAAAAAAAAAAAAAAAAFHIIHHIIBAAABJIIIIECBBBBDFGIIGFDAAAAAAAAAAAAAAAAAAAAAAAAAAAAAAAAA</text:p>
      <text:p text:style-name="P1">AAAAAAAAAAAAAAAAAAAAAAAAAAAAAAAAAADHFGIHGHKDAAAAGJJJHECCBBBBDGHKKHEBAAAAAAAAAAAAAAAAAAAAAAAAAAAAAAAA</text:p>
      <text:p text:style-name="P1">AAAAAAAAAAAAAAAAAAAAAAAAAAAAAAAAAAEJHJKJIIKHAAAAAEKJGCCCBDEBEHGKGFFAAAAAAAAAAAAAAAAAAAAAAAAAAAAAAAAA</text:p>
      <text:p text:style-name="P1">AAAAAAAAAAAAAAAAAAAAAAAAAAAAAAAAAADGIFGIGGJKBAAAAADJJDACFEEEIFFBCIHABAAAAAAAAAAAAAAAAAAAAAAAAAAAAAAA</text:p>
      <text:p text:style-name="P1">AAAAAAAAAAAAAAAAAAAAAAAAAAAAAAAAAAECDECCFDHIAAAAAACEFHGCCCDJEBBEJKJIIICAAAAAAAAAAAAAAAAAAAAAAAAAAAAA</text:p>
      <text:p text:style-name="P1">AAAAAAAAAAAAAAAAAAAAAAAAAAAAAAAAACDCFGJHHIJJJFAAADDAEGJKHEKIBDIKKIHHHHIBAAAAAAAAAAAAAAAAAAAAAAAAAAAA</text:p>
      <text:p text:style-name="P1">AAAAAAAAAAAAAAAAAAAAAAAAAAAAAAAAADDFFFIJIIIIKKFCCFDCGGHKKKJDGHJKIHHHHHJHAAAAAAAAAAAAAAAAAAAAAAAAAAAA</text:p>
      <text:p text:style-name="P1">AAAAAAAAAAAAAAAAAAAAAAAAAAAAAAAAAGFCCCEIIIHIJEBCFIIDFGJKJJHEJIJKJIHHHHIKDAAAAAAAAAAAAAAAAAAAAAAAAAAA</text:p>
      <text:p text:style-name="P1">AAAAAAAAAAAAAAAAAAAAAAAAAAAAAAAAAJHBCDFJIHGIEAEIIIJJHJKKJJFIKIHHIHIHIHIKGAAAAAAAAAAAAAAAAAAAAAAAAAAA</text:p>
      <text:p text:style-name="P1">AAAAAAAAAAAAAAAAAAAAAAAAAAAAAAAAACHGEDGJIIIHADIHHHHIKKKJJJJJJJHHHHHIIJJKHAAAAAAAAAAAAAAAAAAAAAAAAAAA</text:p>
      <text:p text:style-name="P1">AAAAAAAAAAAAAAAAAAAAAAAAAAAAAAAAAADIJGHJIIIGAGIHHHHHIIIIJJJJJHHHHHHJIJKKFAAAAAAAAAAAAAAAAAAAAAAAAAAA</text:p>
      <text:p text:style-name="P1">AAAAAAAAAAAAAAAAAAAAAAAAAAAAAAAAAADHKDGJJIJHBHHHHHHHHHHIIHHHHHHHHHIJJJKKBAAAAAAAAAAAAAAAAAAAAAAAAAAA</text:p>
      <text:p text:style-name="P1">AAAAAAAAAAAAAAAAAAAAAAAAAAAAAAAAAAEDJGFIJJKICIIHHHHHHHHIHHHHHHHHHIJJKKKFAAAAAAAAAAAAAAAAAAAAAAAAAAAA</text:p>
      <text:p text:style-name="P1">AAAAAAAAAAAAAAAAAAAAAAAAAAAAAAAAAADCABCHJKJGFJKJIIHHHHHHHHHHHHHIJKKKKKHAAAAAAAAAAAAAAAAAAAAAAAAAAAAA</text:p>
      <text:p text:style-name="P1">AAAAAAAAAAAAAAAAAAAAAAAAAAAAAAAAAAAGIIIIJKKEGHKKKKJIHIIHHHHHIIJKKKKKKKEAAAAAAAAAAAAAAAAAAAAAAAAAAAAA</text:p>
      <text:p text:style-name="P1">AAAAAAAAAAAAAAAAAAAAAAAAAAAAAAAAAAACKJHHIJKIKKJJKKKKKKJIHHHIJKKKJKKKJKDAAAAAAAAAAAAAAAAAAAAAAAAAAAAA</text:p>
      <text:p text:style-name="P1">AAAAAAAAAAAAAAAAAAAAAAAAAAAAAAAAAAAAGKHHHJKKKKKKKJJJKKKKJJJJKKJKKKJKKKDAAAAAAAAAAAAAAAAAAAAAAAAAAAAA</text:p>
      <text:p text:style-name="P1">AAAAAAAAAAAAAAAAAAAAAAAAAAAAAAAAAAAAAIJHIJJKKKKKKKKJJJJJKKKJJKKKKKJKKKCAAAAAAAAAAAAAAAAAAAAAAAAAAAAA</text:p>
      <text:p text:style-name="P1">AAAAAAAAAAAAAAAAAAAAAAAAAAAAAAAAAAAAADKIHIKJKKKKKKKJKKKKJJJJKKKKKJJKKJCAAAAAAAAAAAAAAAAAAAAAAAAAAAAA</text:p>
      <text:p text:style-name="P1">AAAAAAAAAAAAAAAAAAAAAAAAAAAAAAAAAAAAAAHJHHJJKKKKKHJJKJKKKKKKJKKJIHJKKIBAAAAAAAAAAAAAAAAAAAAAAAAAAAAA</text:p>
      <text:p text:style-name="P1">AAAAAAAAAAAAAAAAAAAAAAAAAAAAAAAAAAAAAACJIHIJJKKKFBJIKKJJJKKKIJJIHHJKKJBAAAAAAAAAAAAAAAAAAAAAAAAAAAAA</text:p>
      <text:p text:style-name="P1">AAAAAAAAAAAAAAAAAAAAAAAAAAAAAAAAAAAAAAADJHHJJKKDADJIKKIIIIIIHIHHHHIKKKHAAAAAAAAAAAAAAAAAAAAAAAAAAAAA</text:p>
      <text:p text:style-name="P1">AAAAAAAAAAAAAAAAAAAAAAAAAAAAAAAAAAAAAAAAEJHIJKFADJIIKKJIIIIIIIIHHIIJJJKIBAAAAAAAAAAAAAAAAAAAAAAAAAAA</text:p>
      <text:p text:style-name="P1">AAAAAAAAAAAAAAAAAAAAAAAAAAAAAAAAAAAAAAAAAIJIKIAEJHHKKJIIIIIIIHIHJIIIJKJKKEAAAAAAAAAAAAAAAAAAAAAAAAAA</text:p>
      <text:p text:style-name="P1">AAAAAAAAAAAAAAAAAAAAAAAAAAAAAAAAAAAAAAAAACFFFBFIIHKKKIIIIIIIJIIIIIIIIJJJKJHAAAAAAAAAAAAAAAAAAAAAAAAA</text:p>
      <text:p text:style-name="P1">AAAAAAAAAAAAAAAAAAAAAAAAAAAAAAAAAAAAAAAAAAAAAFIHHKKKKIIIIIIIIKIHHHHHHIJJJJKGAAAAAAAAAAAAAAAAAAAAAAAA</text:p>
      <text:p text:style-name="P1">AAAAAAAAAAAAAAAAAAAAAAAAAAAAAAAAAAAAAAAAAAAACDIIKKKKJJJIIIIIJJKHIHHHHHIIIJIKEAAAAAAAAAAAAAAAAAAAAAAA</text:p>
      <text:p text:style-name="P1">AAAAAAAAAAAAAAAAAAAAAAAAAAAAAAAAAAAAAAAAAAAACCHECIKKIHIIGHIIJJKKIIHHHHHJIFHEAAAAAAAAAAAAAAAAAAAAAAAA</text:p>
      <text:p text:style-name="P1">AAAAAAAAAAAAAAAAAAAAAAAAAAAAAAAAAAAAAAAAAAAABFDAAHKJIHHHFFEHJHIKJHIHHHIJDFBAAAAAAAAAAAAAAAAAAAAAAAAA</text:p>
      <text:p text:style-name="P1">AAAAAAAAAAAAAAAAAAAAAAAAAAAAAAAAAAAAAAAAAAAAABACJKJHIIJIHHIJIHIJKJHIHIHCECAAAAAAAAAAAAAAAAAAAAAAAAAA</text:p>
      <text:p text:style-name="P1">AAAAAAAAAAAAAAAAAAAAAAAAAAAAAAAAAAAAAAAAAAAAGDEKIHJHHHIJHGJHJJJKKKIHIGCFDAAAAAAAAAAAAAAAAAAAAAAAAAAA</text:p>
      <text:p text:style-name="P1">AAAAAAAAAAAAAAAAAAAAAAAAAAAAAAAAAAAAAAAAAAAEKKKGFJIHHHHIHJKIIIJJJKKIFCFBAAAAAAAAAAAAAAAAAAAAAAAAAAAA</text:p>
      <text:p text:style-name="P1">AAAAAAAAAAAAAAAAAAAAAAAAAAAAAAAAAAAAAAAAAAFKKJKHJHHHHHHHJJJJIJJJJKKJIHAAAAAAAAAAAAAAAAAAAAAAAAAAAAAA</text:p>
      <text:p text:style-name="P1">AAAAAAAAAAAAAAAAAAAAAAAAAAAAAAAAAAAAAAAAABJIJKJJJHHIIHHGHJJHIJJJKKKKKJDAAAAAAAAAAAAAAAAAAAAAAAAAAAAA</text:p>
      <text:p text:style-name="P1">AAAAAAAAAAAAAAAAAAAAAAAAAAAAAAAAAAAAAAAAAGIIKJIJJJIHIJJIHJJIJJJKKJJJIKJFAAAAAAAAAAAAAAAAAAAAAAAAAAAA</text:p>
      <text:p text:style-name="P1">AAAAAAAAAAAAAAAAAAAAAAAAAAAAAAAAAAAAAAAADJHJKJIHHHHHHHIJJJJJIJJJJJJIHIJJGBAAAAAAAAAAAAAAAAAAAAAAAAAA</text:p>
      <text:p text:style-name="P1">AAAAAAAAAAAAAAAAAAAAAAAAAAAAAAAAAAAAAAAAHIIKKJHHHHHHHHGGHHHIIIHIIIIHHHHJJICAAAAAAAAAAAAAAAAAAAAAAAAA</text:p>
      <text:p text:style-name="P1">AAAAAAAAAAAAAAAAAAAAAAAAAAAAAAAAAAAAAAADJHKKJJIHIHHHHIJJJIIJKJIIIHHHHHHHIJIDAAAAAAAAAAAAAAAAAAAAAAAA</text:p>
      <text:p text:style-name="P1">AAAAAAAAAAAAAAAAAAAAAAAAAAAAAAAAAAAAAAAIIIKJHIJIIIHHIJKKJBAAGKKJIHHHHHHHHJJIBAAAAAAAAAAAAAAAAAAAAAAA</text:p>
      <text:p text:style-name="P1">AAAAAAAAAAAAAAAAAAAAAAAAAAAAAAAAAAAAAAEKIKJIHHIJIJIHJKKKCAAAAHKJIHHHHHHHHHJJGAAAAAAAAAAAAAAAAAAAAAAA</text:p>
      <text:p text:style-name="P1">AAAAAAAAAAAAAAAAAAAAAAAAAAAAAAAAAAAAAAIKJKIHHHHIJJIJJJKEAAAAAAGKKIHHHHHHHHHJJCAAAAAAAAAAAAAAAAAAAAAA</text:p>
      <text:p text:style-name="P1">AAAAAAAAAAAAAAAAAAAAAAAAAAAAAAAAAAAAAABJKJHHIHHHHJJJKKHAAAAAAAAGKKIHHHHHHHHHKIAAAAAAAAAAAAAAAAAAAAAA</text:p>
      <text:p text:style-name="P1">AAAAAAAAAAAAAAAAAAAAAAAAAAAAAAAAAAAAAAABJIIHHHHHHJJKKJBAAAAAAAAAFKKIHHHHHHHHIKFAAAAAAAAAAAAAAAAAAAAA</text:p>
      <text:p text:style-name="P1">AAAAAAAAAAAAAAAAAAAAAAAAAAAAAAAAAAAAAAAFJHJJHHIHJJKKIBAAAAAAAAAAAGKKJHHHHHHHHJKBAAAAAAAAAAAAAAAAAAAA</text:p>
      <text:p text:style-name="P1">AAAAAAAAAAAAAAAAAAAAAAAAAAAAAAAAAAAAAADKIHHJJJIIJKKJCAAAAAAAAAAAAAHKKJHHHHHHHIKHAAAAAAAAAAAAAAAAAAAA</text:p>
      <text:p text:style-name="P1">AAAAAAAAAAAAAAAAAAAAAAAAAAAAAAAAAAAAAFKJIHHHJJIKJKKFAAAAAAAAAAAAAAAHKKJJJIHHHHIKEAAAAAAAAAAAAAAAAAAA</text:p>
      <text:p text:style-name="P1">AAAAAAAAAAAAAAAAAAAAAAAAAAAAAAAAAAAAEIHHIHHHHIJJKKIBAAAAAAAAAAAAAAAAIKJIIHHHHHHKIAAAAAAAAAAAAAAAAAAA</text:p>
      <text:p text:style-name="P1">AAAAAAAAAAAAAAAAAAAAAAAAAAAAAAAAAAADIHHHHHHHHIJKKKCAAAAAAAAAAAAAAAAACKKJJIHHHHHKIAAAAAAAAAAAAAAAAAAA</text:p>
      <text:p text:style-name="P1">AAAAAAAAAAAAAAAAAAAAAAAAAAAAAAAAAADJHHHHHHIIJJKKIBAAAAAAAAAAAAAAAAAAAKKKKJIHHHHKHAAAAAAAAAAAAAAAAAAA</text:p>
      <text:p text:style-name="P1">AAAAAAAAAAAAAAAAAAAAAAAAAAAAAAAAADIJHHJHHIJJJKKJCAAAAAAAAAAAAAAAAAAAAGKKKKJIHIJKHAAAAAAAAAAAAAAAAAAA</text:p>
      <text:p text:style-name="P1">AAAAAAAAAAAAAAAAAAAAAAAAAAAAAAAACIIJHHJJIJJJKKJCAAAAAAAAAAAAAAAAAAAABKKKKKKJJJKKFAAAAAAAAAAAAAAAAAAA</text:p>
      <text:p text:style-name="P1">AAAAAAAAAAAAAAAAAAAAAAAAAAAAAAABJIHHHIJJKKKKKKFAAAAAAAAAAAAAAAAAAAAABKKKKKKKKKKJAAAAAAAAAAAAAAAAAAAA</text:p>
      <text:p text:style-name="P1">AAAAAAAAAAAAAAAAAAAAAAAAAAAAAAAHJHHHHIJKKKKKIDAAAAAAAAAAAAAAAAAAAAAACKKKKKKKKKKDAAAAAAAAAAAAAAAAAAAA</text:p>
      <text:p text:style-name="P1">AAAAAAAAAAAAAAAAAAAAAAAAAAAAAADKHHHHHHIJJJKIBAAAAAAAAAAAAAAAAAAAAAAAFKKKKKKKKKHAAAAAAAAAAAAAAAAAAAAA</text:p>
      <text:p text:style-name="P1">AAAAAAAAAAAAAAAAAAAAAAAAAAAAAAHJHHHHHHHIJIJFAAAAAAAAAAAAAAAAAAAAAAAAJKKKKKJJJKEAAAAAAAAAAAAAAAAAAAAA</text:p>
      <text:p text:style-name="P1">AAAAAAAAAAAAAAAAAAAAAAAAAAAAAEJHHHHHHJJKKJHBAAAAAAAAAAAAAAAAAAAAAAACKKKKKKJJKKBAAAAAAAAAAAAAAAAAAAAA</text:p>
      <text:p text:style-name="P1">AAAAAAAAAAAAAAAAAAAAAAAAAAAAAIJHHHHHIJJKKIAAAAAAAAAAAAAAAAAAAAAAAAACKKKKKKKJKKBAAAAAAAAAAAAAAAAAAAAA</text:p>
      <text:p text:style-name="P1">AAAAAAAAAAAAAAAAAAAAAAAAAAAAFJIHHHHHJJKKJBAAAAAAAAAAAAAAAAAAAAAAAAABKKKKKKKJJKDAAAAAAAAAAAAAAAAAAAAA</text:p>
      <text:p text:style-name="P1">AAAAAAAAAAAAAAAAAAAAAAAAAAABIJHHHHHIJJKKEAAAAAAAAAAAAAAAAAAAAAAAAAAEKKKKKKKJKHAAAAAAAAAAAAAAAAAAAAAA</text:p>
      <text:p text:style-name="P1">AAAAAAAAAAAAAAAAAAAAAAAAAAAFJJHHHHHJJKKHAAAAAAAAAAAAAAAAAAAAAAAAAAAJKKKKKKKKKFAAAAAAAAAAAAAAAAAAAAAA</text:p>
      <text:p text:style-name="P1">AAAAAAAAAAAAAAAAAAAAAAAAAADIJIHHHHHJKKJBAAAAAAAAAAAAAAAAAAAAAAAAAAAJKKKKKKKJKIAAAAAAAAAAAAAAAAAAAAAA</text:p>
      <text:p text:style-name="P1">AAAAAAAAAAAAAAAAAAAAAAAAACJJIHHHHHIKKKCAAAAAAAAAAAAAAAAAAAAAAAAAAABKKKKKKJJJKKCAAAAAAAAAAAAAAAAAAAAA</text:p>
      <text:p text:style-name="P1">AAAAAAAAAAAAAAAAAAAAAAAABIIHHHHHHHJKKEAAAAAAAAAAAAAAAAAAAAAAAAAAAACKKKJJJJJKKKJBAAAAAAAAAAAAAAAAAAAA</text:p>
      <text:p text:style-name="P1">AAAAAAAAAAAAAAAAAAAAAAAAHHGHHHHHHIKKHAAAAAAAAAAAAAAAAAAAAAAAAAAAAABKKKKKKKKKKKKKHEAAAAAAAAAAAAAAAAAA</text:p>
      <text:p text:style-name="P1">AAAAAAAAAAAAAAAAAAAAAAABJIHHHHHIJJKKDAAAAAAAAAAAAAAAAAAAAAAAAAAAAAAJKKKKKKKKKKKKKKGAAAAAAAAAAAAAAAAA</text:p>
      <text:p text:style-name="P1">AAAAAAAAAAAAAAAAAAAAAAACKKIIJIHJJJKKDAAAAAAAAAAAAAAAAAAAAAAAAAAAAAAIKKKKKKKKKKKJJKKCAAAAAAAAAAAAAAAA</text:p>
      <text:p text:style-name="P1">AAAAAAAAAAAAAAAAAAAAAAADKIIIIKJHJKKKEAAAAAAAAAAAAAAAAAAAAAAAAAAAAAAEIKKKKKKKKKJJKKKEAAAAAAAAAAAAAAAA</text:p>
      <text:p text:style-name="P1">AAAAAAAAAAAAAAAAAAAAAAAFJHHHHIKJJKKJAAAAAAAAAAAAAAAAAAAAAAAAAAAAAAAAABDDEJKKKKKKKKKDAAAAAAAAAAAAAAAA</text:p>
      <text:p text:style-name="P1">AAAAAAAAAAAAAAAAAAAAAAAHHHHHHHJJJKKDAAAAAAAAAAAAAAAAAAAAAAAAAAAAAAAAAAAAAAFJKKKKKKEAAAAAAAAAAAAAAAAA</text:p>
      <text:p text:style-name="P1">AAAAAAAAAAAAAAAAAAAAAACIJJJKKKJJJKGAAAAAAAAAAAAAAAAAAAAAAAAAAAAAAAAAAAAAAAAACEGHFAAAAAAAAAAAAAAAAAAA</text:p>
      <text:p text:style-name="P1">AAAAAAAAAAAAAAAAAAAAAAEKJJIIIJKJKKBAAAAAAAAAAAAAAAAAAAAAAAAAAAAAAAAAAAAAAAAAAAAAAAAAAAAAAAAAAAAAAAAA</text:p>
      <text:p text:style-name="P1">AAAAAAAAAAAAAAAAAAAAAAIKIIIIIJKKKIAAAAAAAAAAAAAAAAAAAAAAAAAAAAAAAAAAAAAAAAAAAAAAAAAAAAAAAAAAAAAAAAAA</text:p>
      <text:p text:style-name="P1">AAAAAAAAAAAAAAAAAAAAAFKIHHIIIIKKKHAAAAAAAAAAAAAAAAAAAAAAAAAAAAAAAAAAAAAAAAAAAAAAAAAAAAAAAAAAAAAAAAAA</text:p>
      <text:p text:style-name="P1">AAAAAAAAAAAAAAAAAAAAAIJIIIIIIIJKKEAAAAAAAAAAAAAAAAAAAAAAAAAAAAAAAAAAAAAAAAAAAAAAAAAAAAAAAAAAAAAAAAAA</text:p>
      <text:p text:style-name="P1">AAAAAAAAAAAAAAAAAAAAAIJIIIIIIJKKKBAAAAAAAAAAAAAAAAAAAAAAAAAAAAAAAAAAAAAAAAAAAAAAAAAAAAAAAAAAAAAAAAAA</text:p>
      <text:p text:style-name="P1">AAAAAAAAAAAAAAAAAAAAAIKJJIIIJKKKJAAAAAAAAAAAAAAAAAAAAAAAAAAAAAAAAAAAAAAAAAAAAAAAAAAAAAAAAAAAAAAAAAAA</text:p>
      <text:p text:style-name="P1">AAAAAAAAAAAAAAAAAAAAAHKJJJKKKKKKEAAAAAAAAAAAAAAAAAAAAAAAAAAAAAAAAAAAAAAAAAAAAAAAAAAAAAAAAAAAAAAAAAAA</text:p>
      <text:p text:style-name="P1">AAAAAAAAAAAAAAAAAAAAACGIIJKKKJIDAAAAAAAAAAAAAAAAAAAAAAAAAAAAAAAAAAAAAAAAAAAAAAAAAAAAAAAAAAAAAAAAAAAA</text:p>
      <text:p text:style-name="P1">AAAAAAAAAAAAAAAAAAAAAAAABCDDCBAAAAAAAAAAAAAAAAAAAAAAAAAAAAAAAAAAAAAAAAAAAAAAAAAAAAAAAAAAAAAAAAAAAAAA</text:p>
      <text:p text:style-name="P2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0)0)0)0)0)0)0)0)0)0)0)0)0)0)0)0)0)0)0)0)0)0)0)0)0)0)0)0)0)0)0)0)0)0)0)0)0)0)0)0)0)0)0)0)0)0)0)0)0)0)0)0)0)0)0)0)0)0)0)0)0)0)0)0)0)0)0)0)0)0)0)0)0)0)0)0)0)0)0)0)0)0)0)0)0)0)0)0)0)0)0)0)0)0)0)0)0)0)0)0)</text:p>
      <text:p text:style-name="P3">0)0)0)0)0)0)0)0)0)0)0)0)0)0)0)0)0)0)0)0)0)0)0)0)0)0)0)0)0)0)0)0)0)0)0)0)0)0)0)0)0)0)0)0)0)0)0)0)0)0)0)0)0)0)0)0)0)0)0)0)0)0)0)0)0)0)0)0)0)0)0)0)0)0)0)0)0)0)0)0)0)0)0)0)0)0)0)0)0)0)0)0)0)0)0)0)0)0)0)0)</text:p>
      <text:p text:style-name="P3">0)0)0)0)0)0)0)0)0)0)0)0)0)0)0)0)0)0)0)0)0)0)0)0)0)0)0)0)0)0)0)0)0)0)0)0)0)0)0)0)0)0)0)0)0)0)0)0)0)0)0)0)0)0)0)0)0)0)0)0)0)0)0)0)0)0)0)0)0)0)0)0)0)0)0)0)0)0)0)0)0)0)0)0)0)0)0)0)0)0)0)0)0)0)0)0)0)0)0)0)</text:p>
      <text:p text:style-name="P3">0)0)0)0)0)0)0)0)0)0)0)0)0)0)0)0)0)0)0)0)0)0)0)0)0)0)0)0)0)0)0)0)0)0)0)0)0)0)0)0)0)0)0)0)0)0)0)0)0)0)0)0)0)0)0)0)0)0)0)0)0)0)0)0)0)0)0)0)0)0)0)0)0)0)0)0)0)0)0)0)0)0)0)0)0)0)0)0)0)0)0)0)0)0)0)0)0)0)0)0)</text:p>
      <text:p text:style-name="P3">0)0)0)0)0)0)0)0)0)0)0)0)0)0)0)0)0)0)0)0)0)0)0)0)0)0)0)0)0)0)0)0)0)0)0)0)0)0)0)0)0)0)0)0)0)0)0)0)0)0)0)0)0)0)0)0)0)0)0)0)0)0)0)0)0)0)0)0)0)0)0)0)0)0)0)0)0)0)0)0)0)0)0)0)0)0)0)0)0)0)0)0)0)0)0)0)0)0)0)0)</text:p>
      <text:p text:style-name="P3">0)0)0)0)0)0)0)0)0)0)0)0)0)0)0)0)0)0)0)0)0)0)0)0)0)0)0)0)0)0)0)0)0)0)0)0)0)0)0)0)0)0)0)0)0)0)0)0)0)0)0)0)0)0)0)0)0)0)0)0)0)0)0)0)0)0)0)0)0)0)0)0)0)0)0)0)0)0)0)0)0)0)0)0)0)0)0)0)0)0)0)0)0)0)0)0)0)0)0)0)</text:p>
      <text:p text:style-name="P3">0)0)0)0)0)0)0)0)0)0)0)0)0)0)0)0)0)0)0)0)0)0)0)0)0)0)0)0)0)0)0)0)0)0)0)0)0)0)0)0)0)0)0)0)0)0)0)0)0)0)0)0)1!3#3#3#4$4$3#3#1!0)0)0)0)0)0)0)0)0)0)0)0)0)0)0)0)0)0)0)0)0)0)0)0)0)0)0)0)0)0)0)0)0)0)0)0)0)0)0)</text:p>
      <text:p text:style-name="P3">0)0)0)0)0)0)0)0)0)0)0)0)0)0)0)0)0)0)0)0)0)0)0)0)0)0)0)0)0)0)0)0)0)0)0)0)0)0)0)0)0)0)0)0)0)0)0)0)0)0)0)4$4$4$4$4$4$4$4$4$5%4$1!0)0)0)0)0)0)0)0)0)0)0)0)0)0)0)0)0)0)0)0)0)0)0)0)0)0)0)0)0)0)0)0)0)0)0)0)0)</text:p>
      <text:p text:style-name="P3">0)0)0)0)0)0)0)0)0)0)0)0)0)0)0)0)0)0)0)0)0)0)0)0)0)0)0)0)0)0)0)0)0)0)0)0)0)0)0)0)0)0)0)0)0)0)0)0)0)0)4$4$4$4$4$4$4$4$4$4$4$4$5%1!0)0)0)0)0)0)0)0)0)0)0)0)0)0)0)0)0)0)0)0)0)0)0)0)0)0)0)0)0)0)0)0)0)0)0)0)</text:p>
      <text:p text:style-name="P3">0)0)0)0)0)0)0)0)0)0)0)0)0)0)0)0)0)0)0)0)0)0)0)0)0)0)0)0)0)0)0)0)0)0)0)0)2@3#4$0)0)0)0)0)0)0)0)0)0)3#4$4$4$4$4$4$4$4$4$4$4$3#5%5%0)0)0)0)0)0)0)0)0)0)0)0)0)0)0)0)0)0)0)0)0)0)0)0)0)0)0)0)0)0)0)0)0)0)0)0)</text:p>
      <text:p text:style-name="P3">0)0)0)0)0)0)0)0)0)0)0)0)0)0)0)0)0)0)0)0)0)0)0)0)0)0)0)0)0)0)0)0)0)0)1!4$6^4$4$1!0)0)0)0)0)0)0)0)2@4$4$4$4$4$4$4$4$4$4$4$4$3#3#5%3#0)0)0)0)0)0)0)0)0)0)0)0)0)0)0)0)0)0)0)0)0)0)0)0)0)0)0)0)0)0)0)0)0)0)0)</text:p>
      <text:p text:style-name="P3">0)0)0)0)0)0)0)0)0)0)0)0)0)0)0)0)0)0)0)0)0)0)0)0)0)0)0)0)0)0)0)0)0)0)3#4$5%4$5%2@0)0)0)0)0)0)0)0)3#3#4$4$4$4$4$4$4$4$4$3#3#4$4$5%5%0)0)0)0)0)0)0)0)0)0)0)0)0)0)0)0)0)0)0)0)0)0)0)0)0)0)0)0)0)0)0)0)0)0)0)</text:p>
      <text:p text:style-name="P3">0)0)0)0)0)0)0)0)0)0)0)0)0)0)0)0)0)0)0)0)0)0)0)0)0)0)0)0)0)0)0)0)0)1!3#3#4$5%6^5%0)0)0)0)0)0)0)1!3#3#3#3#3#3#4$6^6^6^3#3#3#4$4$5%6^2@0)0)0)0)0)0)0)0)0)0)0)0)0)0)0)0)0)0)0)0)0)0)0)0)0)0)0)0)0)0)0)0)0)0)</text:p>
      <text:p text:style-name="P3">0)0)0)0)0)0)0)0)0)0)0)0)0)0)0)0)0)0)0)0)0)0)0)0)0)0)0)0)0)0)0)0)0)4$3#4$5%4$6^6^1!0)0)0)0)0)0)0)2@2@3#3#4$3#5%6^4$3#3#4$4$4$5%5%6^5%0)0)0)0)0)0)0)0)0)0)0)0)0)0)0)0)0)0)0)0)0)0)0)0)0)0)0)0)0)0)0)0)0)0)</text:p>
      <text:p text:style-name="P3">0)0)0)0)0)0)0)0)0)0)0)0)0)0)0)0)0)0)0)0)0)0)0)0)0)0)0)0)0)0)0)0)2@4$5%5%4$6^6^6^3#0)0)0)0)0)0)3#3#2@2@3#4$4$4$2@0)1!2@3#4$4$5%6^6^6^1!0)0)0)0)0)0)0)0)0)0)0)0)0)0)0)0)0)0)0)0)0)0)0)0)0)0)0)0)0)0)0)0)0)</text:p>
      <text:p text:style-name="P3">0)0)0)0)0)0)0)0)0)0)0)0)0)0)0)0)0)0)0)0)0)0)0)0)0)0)0)0)0)0)0)1!4$3#4$3#5%6^6^6^5%0)0)0)0)0)0)3#3#3#3#3#5%5%4$1!1!0)1!3#5%5%6^6^6^6^2@0)0)0)0)0)0)0)0)0)0)0)0)0)0)0)0)0)0)0)0)0)0)0)0)0)0)0)0)0)0)0)0)0)</text:p>
      <text:p text:style-name="P3">0)0)0)0)0)0)0)0)0)0)0)0)0)0)0)0)0)0)0)0)0)0)0)0)0)0)0)0)0)0)0)3#5%4$3#6^5%5%6^5%5%0)0)0)0)0)0)3#4$3#4$4$5%4$4$1!0)1!2@3#5%5%6^4$6^6^3#0)0)0)0)0)0)0)0)0)0)0)0)0)0)0)0)0)0)0)0)0)0)0)0)0)0)0)0)0)0)0)0)0)</text:p>
      <text:p text:style-name="P3">0)0)0)0)0)0)0)0)0)0)0)0)0)0)0)0)0)0)0)0)0)0)0)0)0)0)0)0)0)0)0)0)6^5%6^6^5%5%5%4$5%2@0)0)0)0)0)3#4$4$4$4$5%3#4$1!1!4$3#4$5%5%6^3#5%4$2@0)0)0)0)0)0)0)0)0)0)0)0)0)0)0)0)0)0)0)0)0)0)0)0)0)0)0)0)0)0)0)0)0)</text:p>
      <text:p text:style-name="P3">0)0)0)0)0)0)0)0)0)0)0)0)0)0)0)0)0)0)0)0)0)0)0)0)0)0)0)0)0)0)0)0)3#6^4$4$6^5%4$5%4$4$0)0)0)0)0)3#4$4$4$5%5%2@3#4$5%4$5%5%5%6^6^2@6^4$0)0)0)0)0)0)0)0)0)0)0)0)0)0)0)0)0)0)0)0)0)0)0)0)0)0)0)0)0)0)0)0)0)0)</text:p>
      <text:p text:style-name="P3">0)0)0)0)0)0)0)0)0)0)0)0)0)0)0)0)0)0)0)0)0)0)0)0)0)0)0)0)0)0)0)0)0)5%6^6^6^5%5%5%4$5%1!0)0)0)0)3#4$4$4$5%6^4$1!3#2@1!2@1!4$6^5%2@5%1!0)0)0)0)0)0)0)0)0)0)0)0)0)0)0)0)0)0)0)0)0)0)0)0)0)0)0)0)0)0)0)0)0)0)</text:p>
      <text:p text:style-name="P3">0)0)0)0)0)0)0)0)0)0)0)0)0)0)0)0)0)0)0)0)0)0)0)0)0)0)0)0)0)0)0)0)0)0)1!4$4$5%5%5%5%4$3#0)0)0)0)1!5%4$5%5%5%4$1!1!1!1!0)1!4$5%3#4$3#0)0)0)0)0)0)0)0)0)0)0)0)0)0)0)0)0)0)0)0)0)0)0)0)0)0)0)0)0)0)0)0)0)0)0)</text:p>
      <text:p text:style-name="P3">0)0)0)0)0)0)0)0)0)0)0)0)0)0)0)0)0)0)0)0)0)0)0)0)0)0)0)0)0)0)0)0)0)0)0)3#4$5%5%4$4$5%5%0)0)0)0)0)6^5%5%5%5%2@1!1!1!1!1!1!3#4$5%5%5%3#1!0)0)0)0)0)0)0)0)0)0)0)0)0)0)0)0)0)0)0)0)0)0)0)0)0)0)0)0)0)0)0)0)0)</text:p>
      <text:p text:style-name="P3">0)0)0)0)0)0)0)0)0)0)0)0)0)0)0)0)0)0)0)0)0)0)0)0)0)0)0)0)0)0)0)0)0)0)2@4$3#3#5%4$4$4$6^2@0)0)0)0)4$6^5%5%4$3#1!1!1!0)0)1!1!4$4$6^6^4$2@0)0)0)0)0)0)0)0)0)0)0)0)0)0)0)0)0)0)0)0)0)0)0)0)0)0)0)0)0)0)0)0)0)</text:p>
      <text:p text:style-name="P3">0)0)0)0)0)0)0)0)0)0)0)0)0)0)0)0)0)0)0)0)0)0)0)0)0)0)0)0)0)0)0)0)0)0)2@6^4$6^6^6^5%5%6^6^0)0)0)0)0)2@6^6^4$1!1!1!1!1!2@0)3#4$4$6^4$3#3#0)0)0)0)0)0)0)0)0)0)0)0)0)0)0)0)0)0)0)0)0)0)0)0)0)0)0)0)0)0)0)0)0)</text:p>
      <text:p text:style-name="P3">0)0)0)0)0)0)0)0)0)0)0)0)0)0)0)0)0)0)0)0)0)0)0)0)0)0)0)0)0)0)0)0)0)0)2@4$5%3#4$5%3#4$6^6^0)0)0)0)0)0)2@5%5%2@0)1!3#3#2@2@5%3#3#1!1!5%4$0)0)0)0)0)0)0)0)0)0)0)0)0)0)0)0)0)0)0)0)0)0)0)0)0)0)0)0)0)0)0)0)0)</text:p>
      <text:p text:style-name="P3">0)0)0)0)0)0)0)0)0)0)0)0)0)0)0)0)0)0)0)0)0)0)0)0)0)0)0)0)0)0)0)0)0)0)2@1!2@2@1!1!3#2@4$5%0)0)0)0)0)0)1!2@3#4$4$1!1!1!2@6^3#1!1!2@5%6^6^5%5%5%1!0)0)0)0)0)0)0)0)0)0)0)0)0)0)0)0)0)0)0)0)0)0)0)0)0)0)0)0)0)</text:p>
      <text:p text:style-name="P3">0)0)0)0)0)0)0)0)0)0)0)0)0)0)0)0)0)0)0)0)0)0)0)0)0)0)0)0)0)0)0)0)0)1!2@1!3#3#5%5%5%5%5%6^5%3#0)0)0)2@2@0)2@4$6^6^4$2@6^5%0)2@5%6^6^5%5%4$4$5%5%0)0)0)0)0)0)0)0)0)0)0)0)0)0)0)0)0)0)0)0)0)0)0)0)0)0)0)0)0)</text:p>
      <text:p text:style-name="P3">0)0)0)0)0)0)0)0)0)0)0)0)0)0)0)0)0)0)0)0)0)0)0)0)0)0)0)0)0)0)0)0)0)2@1!3#3#3#5%6^5%5%5%5%6^6^3#1!1!3#2@1!3#3#4$6^6^6^6^2@2@4$6^6^5%4$4$4$4$4$5%4$0)0)0)0)0)0)0)0)0)0)0)0)0)0)0)0)0)0)0)0)0)0)0)0)0)0)0)0)</text:p>
      <text:p text:style-name="P3">0)0)0)0)0)0)0)0)0)0)0)0)0)0)0)0)0)0)0)0)0)0)0)0)0)0)0)0)0)0)0)0)0)4$3#1!1!1!2@5%5%5%4$5%5%2@0)1!3#5%5%2@3#4$6^6^6^6^4$2@6^5%5%6^5%5%5%4$4$4$5%6^2@0)0)0)0)0)0)0)0)0)0)0)0)0)0)0)0)0)0)0)0)0)0)0)0)0)0)0)</text:p>
      <text:p text:style-name="P3">0)0)0)0)0)0)0)0)0)0)0)0)0)0)0)0)0)0)0)0)0)0)0)0)0)0)0)0)0)0)0)0)0)5%4$1!1!2@3#5%5%4$4$5%2@0)2@5%5%5%5%5%4$5%6^6^6^6^3#5%6^5%5%4$5%5%5%4$5%4$5%6^4$0)0)0)0)0)0)0)0)0)0)0)0)0)0)0)0)0)0)0)0)0)0)0)0)0)0)0)</text:p>
      <text:p text:style-name="P3">0)0)0)0)0)0)0)0)0)0)0)0)0)0)0)0)0)0)0)0)0)0)0)0)0)0)0)0)0)0)0)0)0)1!4$4$2@2@2@5%5%5%5%4$0)1!5%4$4$4$4$5%6^6^6^6^5%5%6^6^6^5%5%4$4$4$5%5%5%6^6^6^4$0)0)0)0)0)0)0)0)0)0)0)0)0)0)0)0)0)0)0)0)0)0)0)0)0)0)0)</text:p>
      <text:p text:style-name="P3">0)0)0)0)0)0)0)0)0)0)0)0)0)0)0)0)0)0)0)0)0)0)0)0)0)0)0)0)0)0)0)0)0)0)2@5%6^3#4$6^5%5%5%5%0)4$5%4$4$5%4$4$5%5%5%5%6^5%6^6^5%4$4$4$4$4$4$5%5%6^6^6^3#0)0)0)0)0)0)0)0)0)0)0)0)0)0)0)0)0)0)0)0)0)0)0)0)0)0)0)</text:p>
      <text:p text:style-name="P3">0)0)0)0)0)0)0)0)0)0)0)0)0)0)0)0)0)0)0)0)0)0)0)0)0)0)0)0)0)0)0)0)0)0)1!4$6^2@4$6^5%5%5%4$0)4$4$4$5%4$4$4$4$4$4$5%5%5%5%5%4$4$4$4$4$4$5%5%6^6^6^6^1!0)0)0)0)0)0)0)0)0)0)0)0)0)0)0)0)0)0)0)0)0)0)0)0)0)0)0)</text:p>
      <text:p text:style-name="P3">0)0)0)0)0)0)0)0)0)0)0)0)0)0)0)0)0)0)0)0)0)0)0)0)0)0)0)0)0)0)0)0)0)0)2@2@5%4$3#5%5%6^6^5%1!5%5%4$4$4$4$4$4$4$4$5%4$4$4$4$4$4$4$4$4$5%6^6^6^6^6^3#0)0)0)0)0)0)0)0)0)0)0)0)0)0)0)0)0)0)0)0)0)0)0)0)0)0)0)0)</text:p>
      <text:p text:style-name="P3">0)0)0)0)0)0)0)0)0)0)0)0)0)0)0)0)0)0)0)0)0)0)0)0)0)0)0)0)0)0)0)0)0)0)2@1!0)1!1!4$5%6^6^4$3#5%6^5%5%5%4$4$4$4$4$4$4$4$4$4$4$4$4$5%6^6^6^6^6^6^4$0)0)0)0)0)0)0)0)0)0)0)0)0)0)0)0)0)0)0)0)0)0)0)0)0)0)0)0)0)</text:p>
      <text:p text:style-name="P3">0)0)0)0)0)0)0)0)0)0)0)0)0)0)0)0)0)0)0)0)0)0)0)0)0)0)0)0)0)0)0)0)0)0)0)4$5%5%5%5%6^6^6^2@3#5%6^6^6^6^5%5%5%5%5%4$4$4$4$4$5%5%6^6^6^6^6^6^6^6^2@0)0)0)0)0)0)0)0)0)0)0)0)0)0)0)0)0)0)0)0)0)0)0)0)0)0)0)0)0)</text:p>
      <text:p text:style-name="P3">0)0)0)0)0)0)0)0)0)0)0)0)0)0)0)0)0)0)0)0)0)0)0)0)0)0)0)0)0)0)0)0)0)0)0)1!6^5%4$4$5%5%6^5%6^6^6^6^6^6^6^6^6^6^6^5%4$4$4$5%6^6^6^6^6^6^6^6^6^6^2@0)0)0)0)0)0)0)0)0)0)0)0)0)0)0)0)0)0)0)0)0)0)0)0)0)0)0)0)0)</text:p>
      <text:p text:style-name="P3">0)0)0)0)0)0)0)0)0)0)0)0)0)0)0)0)0)0)0)0)0)0)0)0)0)0)0)0)0)0)0)0)0)0)0)0)0)6^4$4$4$5%6^6^6^6^6^6^6^6^6^6^6^6^6^6^5%5%6^6^6^6^6^6^6^6^6^6^6^6^2@0)0)0)0)0)0)0)0)0)0)0)0)0)0)0)0)0)0)0)0)0)0)0)0)0)0)0)0)0)</text:p>
      <text:p text:style-name="P3">0)0)0)0)0)0)0)0)0)0)0)0)0)0)0)0)0)0)0)0)0)0)0)0)0)0)0)0)0)0)0)0)0)0)0)0)0)5%5%4$5%6^6^6^6^6^6^6^6^6^6^6^6^6^5%6^6^6^6^6^6^6^6^6^6^6^6^6^6^6^1!0)0)0)0)0)0)0)0)0)0)0)0)0)0)0)0)0)0)0)0)0)0)0)0)0)0)0)0)0)</text:p>
      <text:p text:style-name="P3">0)0)0)0)0)0)0)0)0)0)0)0)0)0)0)0)0)0)0)0)0)0)0)0)0)0)0)0)0)0)0)0)0)0)0)0)0)2@6^5%4$5%6^6^6^6^6^6^6^6^6^5%6^6^6^6^6^6^6^6^6^6^6^6^6^5%6^6^6^6^1!0)0)0)0)0)0)0)0)0)0)0)0)0)0)0)0)0)0)0)0)0)0)0)0)0)0)0)0)0)</text:p>
      <text:p text:style-name="P3">0)0)0)0)0)0)0)0)0)0)0)0)0)0)0)0)0)0)0)0)0)0)0)0)0)0)0)0)0)0)0)0)0)0)0)0)0)0)5%6^4$5%6^6^6^6^6^6^6^4$6^6^6^6^6^6^6^6^6^6^6^6^6^6^5%4$6^6^6^5%0)0)0)0)0)0)0)0)0)0)0)0)0)0)0)0)0)0)0)0)0)0)0)0)0)0)0)0)0)0)</text:p>
      <text:p text:style-name="P3">0)0)0)0)0)0)0)0)0)0)0)0)0)0)0)0)0)0)0)0)0)0)0)0)0)0)0)0)0)0)0)0)0)0)0)0)0)0)1!6^5%4$5%6^6^6^6^6^3#0)6^5%6^6^6^5%6^6^6^6^5%5%5%5%4$4$5%6^6^5%1!0)0)0)0)0)0)0)0)0)0)0)0)0)0)0)0)0)0)0)0)0)0)0)0)0)0)0)0)0)</text:p>
      <text:p text:style-name="P3">0)0)0)0)0)0)0)0)0)0)0)0)0)0)0)0)0)0)0)0)0)0)0)0)0)0)0)0)0)0)0)0)0)0)0)0)0)0)0)1!6^4$4$4$6^6^6^2@0)2@6^5%6^6^5%5%5%5%5%5%4$5%4$4$4$4$5%6^6^6^4$0)0)0)0)0)0)0)0)0)0)0)0)0)0)0)0)0)0)0)0)0)0)0)0)0)0)0)0)0)</text:p>
      <text:p text:style-name="P3">0)0)0)0)0)0)0)0)0)0)0)0)0)0)0)0)0)0)0)0)0)0)0)0)0)0)0)0)0)0)0)0)0)0)0)0)0)0)0)0)2@2@4$5%6^6^3#0)2@5%5%5%6^6^5%5%5%5%5%5%5%5%5%4$4$5%5%6^6^6^6^5%0)0)0)0)0)0)0)0)0)0)0)0)0)0)0)0)0)0)0)0)0)0)0)0)0)0)0)0)</text:p>
      <text:p text:style-name="P3">0)0)0)0)0)0)0)0)0)0)0)0)0)0)0)0)0)0)0)0)0)0)0)0)0)0)0)0)0)0)0)0)0)0)0)0)0)0)0)0)0)5%5%5%6^5%0)2@5%5%4$6^6^6^5%5%5%5%5%5%5%4$5%4$5%5%5%5%6^6^6^6^6^2@0)0)0)0)0)0)0)0)0)0)0)0)0)0)0)0)0)0)0)0)0)0)0)0)0)0)</text:p>
      <text:p text:style-name="P3">0)0)0)0)0)0)0)0)0)0)0)0)0)0)0)0)0)0)0)0)0)0)0)0)0)0)0)0)0)0)0)0)0)0)0)0)0)0)0)0)0)1!3#3#3#0)3#5%5%4$6^6^6^5%5%5%5%5%5%5%6^5%5%5%5%5%5%5%5%6^6^6^6^6^4$0)0)0)0)0)0)0)0)0)0)0)0)0)0)0)0)0)0)0)0)0)0)0)0)0)</text:p>
      <text:p text:style-name="P3">0)0)0)0)0)0)0)0)0)0)0)0)0)0)0)0)0)0)0)0)0)0)0)0)0)0)0)0)0)0)0)0)0)0)0)0)0)0)0)0)0)0)0)0)0)3#5%5%5%6^6^6^6^5%5%5%5%5%5%5%5%6^5%5%4$4$4$4$4$5%6^5%5%5%6^4$0)0)0)0)0)0)0)0)0)0)0)0)0)0)0)0)0)0)0)0)0)0)0)0)</text:p>
      <text:p text:style-name="P3">0)0)0)0)0)0)0)0)0)0)0)0)0)0)0)0)0)0)0)0)0)0)0)0)0)0)0)0)0)0)0)0)0)0)0)0)0)0)0)0)0)0)0)0)1!2@5%5%6^6^6^6^6^5%5%5%5%5%5%5%5%6^6^4$5%4$4$4$4$4$5%5%5%5%5%6^2@0)0)0)0)0)0)0)0)0)0)0)0)0)0)0)0)0)0)0)0)0)0)0)</text:p>
      <text:p text:style-name="P3">0)0)0)0)0)0)0)0)0)0)0)0)0)0)0)0)0)0)0)0)0)0)0)0)0)0)0)0)0)0)0)0)0)0)0)0)0)0)0)0)0)0)0)0)1!1!4$3#1!5%6^6^5%5%5%5%4$4$5%5%5%6^6^6^5%5%4$4$4$5%4$5%5%3#4$2@0)0)0)0)0)0)0)0)0)0)0)0)0)0)0)0)0)0)0)0)0)0)0)0)</text:p>
      <text:p text:style-name="P3">0)0)0)0)0)0)0)0)0)0)0)0)0)0)0)0)0)0)0)0)0)0)0)0)0)0)0)0)0)0)0)0)0)0)0)0)0)0)0)0)0)0)0)0)0)3#2@0)0)4$6^6^5%4$4$4$3#3#2@4$4$5%5%6^6^4$5%4$4$4$5%5%1!3#0)0)0)0)0)0)0)0)0)0)0)0)0)0)0)0)0)0)0)0)0)0)0)0)0)0)</text:p>
      <text:p text:style-name="P3">0)0)0)0)0)0)0)0)0)0)0)0)0)0)0)0)0)0)0)0)0)0)0)0)0)0)0)0)0)0)0)0)0)0)0)0)0)0)0)0)0)0)0)0)0)0)0)1!6^6^5%4$5%5%5%5%4$4$5%6^5%4$5%6^6^5%4$5%5%5%4$1!2@1!0)0)0)0)0)0)0)0)0)0)0)0)0)0)0)0)0)0)0)0)0)0)0)0)0)0)</text:p>
      <text:p text:style-name="P3">0)0)0)0)0)0)0)0)0)0)0)0)0)0)0)0)0)0)0)0)0)0)0)0)0)0)0)0)0)0)0)0)0)0)0)0)0)0)0)0)0)0)0)0)4$2@3#6^5%4$5%4$4$4$5%6^4$4$6^4$6^6^6^6^6^6^5%4$5%5%1!3#1!0)0)0)0)0)0)0)0)0)0)0)0)0)0)0)0)0)0)0)0)0)0)0)0)0)0)0)</text:p>
      <text:p text:style-name="P3">0)0)0)0)0)0)0)0)0)0)0)0)0)0)0)0)0)0)0)0)0)0)0)0)0)0)0)0)0)0)0)0)0)0)0)0)0)0)0)0)0)0)0)3#6^6^6^4$3#6^5%4$4$4$4$5%5%5%6^5%5%5%6^6^6^6^6^5%3#1!3#1!0)0)0)0)0)0)0)0)0)0)0)0)0)0)0)0)0)0)0)0)0)0)0)0)0)0)0)0)</text:p>
      <text:p text:style-name="P3">0)0)0)0)0)0)0)0)0)0)0)0)0)0)0)0)0)0)0)0)0)0)0)0)0)0)0)0)0)0)0)0)0)0)0)0)0)0)0)0)0)0)3#6^6^6^6^4$6^6^4$4$4$4$4$5%5%5%6^5%5%6^6^6^6^6^6^6^5%4$0)0)0)0)0)0)0)0)0)0)0)0)0)0)0)0)0)0)0)0)0)0)0)0)0)0)0)0)0)0)</text:p>
      <text:p text:style-name="P3">0)0)0)0)0)0)0)0)0)0)0)0)0)0)0)0)0)0)0)0)0)0)0)0)0)0)0)0)0)0)0)0)0)0)0)0)0)0)0)0)0)1!5%5%6^6^5%6^6^4$4$5%5%4$4$4$4$5%6^4$5%6^6^6^6^6^6^6^6^6^2@0)0)0)0)0)0)0)0)0)0)0)0)0)0)0)0)0)0)0)0)0)0)0)0)0)0)0)0)0)</text:p>
      <text:p text:style-name="P3">0)0)0)0)0)0)0)0)0)0)0)0)0)0)0)0)0)0)0)0)0)0)0)0)0)0)0)0)0)0)0)0)0)0)0)0)0)0)0)0)0)4$5%5%6^6^5%6^5%5%5%4$5%5%5%5%5%5%6^5%6^6^6^6^6^6^6^6^5%6^6^3#0)0)0)0)0)0)0)0)0)0)0)0)0)0)0)0)0)0)0)0)0)0)0)0)0)0)0)0)</text:p>
      <text:p text:style-name="P3">0)0)0)0)0)0)0)0)0)0)0)0)0)0)0)0)0)0)0)0)0)0)0)0)0)0)0)0)0)0)0)0)0)0)0)0)0)0)0)0)1!6^5%5%6^5%5%5%4$4$4$4$4$4$5%5%5%5%6^5%5%6^6^5%5%6^6^5%4$5%6^6^4$0)0)0)0)0)0)0)0)0)0)0)0)0)0)0)0)0)0)0)0)0)0)0)0)0)0)0)</text:p>
      <text:p text:style-name="P3">0)0)0)0)0)0)0)0)0)0)0)0)0)0)0)0)0)0)0)0)0)0)0)0)0)0)0)0)0)0)0)0)0)0)0)0)0)0)0)0)4$5%5%6^6^5%4$5%4$4$4$4$4$4$4$4$4$4$4$5%5%5%4$5%5%5%5%4$4$4$4$5%6^5%1!0)0)0)0)0)0)0)0)0)0)0)0)0)0)0)0)0)0)0)0)0)0)0)0)0)</text:p>
      <text:p text:style-name="P3">0)0)0)0)0)0)0)0)0)0)0)0)0)0)0)0)0)0)0)0)0)0)0)0)0)0)0)0)0)0)0)0)0)0)0)0)0)0)0)2@6^5%6^6^5%5%5%4$5%4$4$4$4$5%5%5%6^5%5%5%6^5%5%5%5%4$4$4$4$4$4$4$5%6^5%1!0)0)0)0)0)0)0)0)0)0)0)0)0)0)0)0)0)0)0)0)0)0)0)0)</text:p>
      <text:p text:style-name="P3">0)0)0)0)0)0)0)0)0)0)0)0)0)0)0)0)0)0)0)0)0)0)0)0)0)0)0)0)0)0)0)0)0)0)0)0)0)0)0)5%5%5%6^5%5%5%6^5%5%5%4$4$5%5%6^6^6^0)0)0)4$6^6^5%5%5%4$4$4$4$4$4$4$5%5%5%0)0)0)0)0)0)0)0)0)0)0)0)0)0)0)0)0)0)0)0)0)0)0)0)</text:p>
      <text:p text:style-name="P3">0)0)0)0)0)0)0)0)0)0)0)0)0)0)0)0)0)0)0)0)0)0)0)0)0)0)0)0)0)0)0)0)0)0)0)0)0)0)2@6^5%6^5%5%4$4$5%6^5%5%5%5%6^6^6^6^1!0)0)0)0)4$6^6^5%4$4$4$4$4$4$4$4$4$4$6^3#0)0)0)0)0)0)0)0)0)0)0)0)0)0)0)0)0)0)0)0)0)0)0)</text:p>
      <text:p text:style-name="P3">0)0)0)0)0)0)0)0)0)0)0)0)0)0)0)0)0)0)0)0)0)0)0)0)0)0)0)0)0)0)0)0)0)0)0)0)0)0)5%6^6^6^5%4$4$4$4$5%6^6^5%6^5%6^6^2@0)0)0)0)0)0)4$6^6^5%4$4$4$4$4$4$4$4$4$6^6^1!0)0)0)0)0)0)0)0)0)0)0)0)0)0)0)0)0)0)0)0)0)0)</text:p>
      <text:p text:style-name="P3">0)0)0)0)0)0)0)0)0)0)0)0)0)0)0)0)0)0)0)0)0)0)0)0)0)0)0)0)0)0)0)0)0)0)0)0)0)0)0)5%6^6^4$4$5%4$4$4$4$5%6^6^6^6^6^0)0)0)0)0)0)0)0)3#6^6^5%4$4$4$4$4$4$4$4$5%6^5%0)0)0)0)0)0)0)0)0)0)0)0)0)0)0)0)0)0)0)0)0)0)</text:p>
      <text:p text:style-name="P3">0)0)0)0)0)0)0)0)0)0)0)0)0)0)0)0)0)0)0)0)0)0)0)0)0)0)0)0)0)0)0)0)0)0)0)0)0)0)0)0)6^5%5%4$4$5%4$4$4$5%6^6^6^5%0)0)0)0)0)0)0)0)0)0)3#6^6^5%4$4$4$4$4$4$4$4$5%6^3#0)0)0)0)0)0)0)0)0)0)0)0)0)0)0)0)0)0)0)0)0)</text:p>
      <text:p text:style-name="P3">0)0)0)0)0)0)0)0)0)0)0)0)0)0)0)0)0)0)0)0)0)0)0)0)0)0)0)0)0)0)0)0)0)0)0)0)0)0)0)3#6^4$6^5%5%5%5%4$5%6^6^6^5%0)0)0)0)0)0)0)0)0)0)0)0)4$6^6^5%4$4$4$4$4$4$4$4$6^6^1!0)0)0)0)0)0)0)0)0)0)0)0)0)0)0)0)0)0)0)0)</text:p>
      <text:p text:style-name="P3">0)0)0)0)0)0)0)0)0)0)0)0)0)0)0)0)0)0)0)0)0)0)0)0)0)0)0)0)0)0)0)0)0)0)0)0)0)0)2@6^5%4$4$4$5%6^5%5%5%6^6^6^1!0)0)0)0)0)0)0)0)0)0)0)0)0)4$6^6^6^5%4$4$4$4$4$4$5%6^4$0)0)0)0)0)0)0)0)0)0)0)0)0)0)0)0)0)0)0)0)</text:p>
      <text:p text:style-name="P3">0)0)0)0)0)0)0)0)0)0)0)0)0)0)0)0)0)0)0)0)0)0)0)0)0)0)0)0)0)0)0)0)0)0)0)0)0)3#6^5%5%4$4$4$6^6^5%6^6^6^6^3#0)0)0)0)0)0)0)0)0)0)0)0)0)0)0)4$6^6^6^5%5%5%4$4$4$4$5%6^3#0)0)0)0)0)0)0)0)0)0)0)0)0)0)0)0)0)0)0)</text:p>
      <text:p text:style-name="P3">0)0)0)0)0)0)0)0)0)0)0)0)0)0)0)0)0)0)0)0)0)0)0)0)0)0)0)0)0)0)0)0)0)0)0)0)2@5%4$4$5%4$4$4$4$5%6^6^6^6^5%0)0)0)0)0)0)0)0)0)0)0)0)0)0)0)0)0)5%6^6^5%5%4$4$4$4$4$4$6^5%0)0)0)0)0)0)0)0)0)0)0)0)0)0)0)0)0)0)0)</text:p>
      <text:p text:style-name="P3">0)0)0)0)0)0)0)0)0)0)0)0)0)0)0)0)0)0)0)0)0)0)0)0)0)0)0)0)0)0)0)0)0)0)0)0)5%4$4$4$4$4$4$4$4$5%6^6^6^6^1!0)0)0)0)0)0)0)0)0)0)0)0)0)0)0)0)0)1!6^6^6^5%5%4$4$4$4$4$6^5%0)0)0)0)0)0)0)0)0)0)0)0)0)0)0)0)0)0)0)</text:p>
      <text:p text:style-name="P3">0)0)0)0)0)0)0)0)0)0)0)0)0)0)0)0)0)0)0)0)0)0)0)0)0)0)0)0)0)0)0)0)0)0)1!6^4$4$4$4$4$4$5%5%5%6^6^6^5%0)0)0)0)0)0)0)0)0)0)0)0)0)0)0)0)0)0)0)0)6^6^6^6^6^5%4$4$4$4$6^4$0)0)0)0)0)0)0)0)0)0)0)0)0)0)0)0)0)0)0)</text:p>
      <text:p text:style-name="P3">0)0)0)0)0)0)0)0)0)0)0)0)0)0)0)0)0)0)0)0)0)0)0)0)0)0)0)0)0)0)0)0)0)1!5%5%4$4$5%4$4$5%6^6^6^6^6^5%1!0)0)0)0)0)0)0)0)0)0)0)0)0)0)0)0)0)0)0)0)4$6^6^6^6^6^5%5%5%5%6^4$0)0)0)0)0)0)0)0)0)0)0)0)0)0)0)0)0)0)0)</text:p>
      <text:p text:style-name="P3">0)0)0)0)0)0)0)0)0)0)0)0)0)0)0)0)0)0)0)0)0)0)0)0)0)0)0)0)0)0)0)0)1!5%5%5%4$5%6^6^5%6^6^6^6^6^6^1!0)0)0)0)0)0)0)0)0)0)0)0)0)0)0)0)0)0)0)0)1!6^6^6^6^6^6^6^6^6^6^6^3#0)0)0)0)0)0)0)0)0)0)0)0)0)0)0)0)0)0)0)</text:p>
      <text:p text:style-name="P3">0)0)0)0)0)0)0)0)0)0)0)0)0)0)0)0)0)0)0)0)0)0)0)0)0)0)0)0)0)0)0)1!6^5%5%4$4$5%6^6^6^6^6^6^6^6^3#0)0)0)0)0)0)0)0)0)0)0)0)0)0)0)0)0)0)0)0)0)0)6^6^6^6^6^6^6^6^6^6^6^0)0)0)0)0)0)0)0)0)0)0)0)0)0)0)0)0)0)0)0)</text:p>
      <text:p text:style-name="P3">0)0)0)0)0)0)0)0)0)0)0)0)0)0)0)0)0)0)0)0)0)0)0)0)0)0)0)0)0)0)0)4$6^4$4$4$4$5%6^6^6^6^6^6^5%2@0)0)0)0)0)0)0)0)0)0)0)0)0)0)0)0)0)0)0)0)0)0)1!6^6^6^6^6^6^6^6^6^6^1!0)0)0)0)0)0)0)0)0)0)0)0)0)0)0)0)0)0)0)0)</text:p>
      <text:p text:style-name="P3">0)0)0)0)0)0)0)0)0)0)0)0)0)0)0)0)0)0)0)0)0)0)0)0)0)0)0)0)0)0)1!6^4$4$4$4$4$4$5%5%5%6^6^5%0)0)0)0)0)0)0)0)0)0)0)0)0)0)0)0)0)0)0)0)0)0)0)0)3#6^6^6^6^6^6^6^6^6^4$0)0)0)0)0)0)0)0)0)0)0)0)0)0)0)0)0)0)0)0)0)</text:p>
      <text:p text:style-name="P3">0)0)0)0)0)0)0)0)0)0)0)0)0)0)0)0)0)0)0)0)0)0)0)0)0)0)0)0)0)0)5%5%4$4$4$4$4$4$5%5%5%5%5%3#0)0)0)0)0)0)0)0)0)0)0)0)0)0)0)0)0)0)0)0)0)0)0)0)6^6^6^6^6^6^6^6^6^6^2@0)0)0)0)0)0)0)0)0)0)0)0)0)0)0)0)0)0)0)0)0)</text:p>
      <text:p text:style-name="P3">0)0)0)0)0)0)0)0)0)0)0)0)0)0)0)0)0)0)0)0)0)0)0)0)0)0)0)0)0)2@6^4$4$4$4$4$4$4$6^6^6^6^4$0)0)0)0)0)0)0)0)0)0)0)0)0)0)0)0)0)0)0)0)0)0)0)0)1!6^6^6^6^6^6^6^6^6^6^0)0)0)0)0)0)0)0)0)0)0)0)0)0)0)0)0)0)0)0)0)0)</text:p>
      <text:p text:style-name="P3">0)0)0)0)0)0)0)0)0)0)0)0)0)0)0)0)0)0)0)0)0)0)0)0)0)0)0)0)0)5%5%4$4$4$4$4$5%6^6^6^6^5%0)0)0)0)0)0)0)0)0)0)0)0)0)0)0)0)0)0)0)0)0)0)0)0)0)1!6^6^6^6^6^6^6^6^6^6^0)0)0)0)0)0)0)0)0)0)0)0)0)0)0)0)0)0)0)0)0)0)</text:p>
      <text:p text:style-name="P3">0)0)0)0)0)0)0)0)0)0)0)0)0)0)0)0)0)0)0)0)0)0)0)0)0)0)0)0)3#6^5%4$4$4$4$4$5%6^6^6^6^0)0)0)0)0)0)0)0)0)0)0)0)0)0)0)0)0)0)0)0)0)0)0)0)0)0)1!6^6^6^6^6^6^6^6^6^6^2@0)0)0)0)0)0)0)0)0)0)0)0)0)0)0)0)0)0)0)0)0)</text:p>
      <text:p text:style-name="P3">0)0)0)0)0)0)0)0)0)0)0)0)0)0)0)0)0)0)0)0)0)0)0)0)0)0)0)0)5%6^5%4$4$4$4$5%6^6^6^6^2@0)0)0)0)0)0)0)0)0)0)0)0)0)0)0)0)0)0)0)0)0)0)0)0)0)0)2@6^6^6^6^6^6^6^6^6^4$0)0)0)0)0)0)0)0)0)0)0)0)0)0)0)0)0)0)0)0)0)0)</text:p>
      <text:p text:style-name="P3">0)0)0)0)0)0)0)0)0)0)0)0)0)0)0)0)0)0)0)0)0)0)0)0)0)0)0)3#6^5%4$4$4$4$4$5%6^6^6^4$0)0)0)0)0)0)0)0)0)0)0)0)0)0)0)0)0)0)0)0)0)0)0)0)0)0)0)5%6^6^6^6^6^6^6^6^6^3#0)0)0)0)0)0)0)0)0)0)0)0)0)0)0)0)0)0)0)0)0)0)</text:p>
      <text:p text:style-name="P3">0)0)0)0)0)0)0)0)0)0)0)0)0)0)0)0)0)0)0)0)0)0)0)0)0)0)2@5%6^5%4$4$4$4$4$6^6^6^6^0)0)0)0)0)0)0)0)0)0)0)0)0)0)0)0)0)0)0)0)0)0)0)0)0)0)0)0)6^6^6^6^6^6^6^6^6^6^5%0)0)0)0)0)0)0)0)0)0)0)0)0)0)0)0)0)0)0)0)0)0)</text:p>
      <text:p text:style-name="P3">0)0)0)0)0)0)0)0)0)0)0)0)0)0)0)0)0)0)0)0)0)0)0)0)0)1!5%6^5%4$4$4$4$4$5%6^6^6^1!0)0)0)0)0)0)0)0)0)0)0)0)0)0)0)0)0)0)0)0)0)0)0)0)0)0)0)0)6^6^6^6^6^6^6^6^6^6^6^1!0)0)0)0)0)0)0)0)0)0)0)0)0)0)0)0)0)0)0)0)0)</text:p>
      <text:p text:style-name="P3">0)0)0)0)0)0)0)0)0)0)0)0)0)0)0)0)0)0)0)0)0)0)0)0)1!5%5%4$4$4$4$4$4$4$6^6^6^2@0)0)0)0)0)0)0)0)0)0)0)0)0)0)0)0)0)0)0)0)0)0)0)0)0)0)0)0)1!6^6^6^6^6^6^6^6^6^6^6^6^0)0)0)0)0)0)0)0)0)0)0)0)0)0)0)0)0)0)0)0)0)</text:p>
      <text:p text:style-name="P3">0)0)0)0)0)0)0)0)0)0)0)0)0)0)0)0)0)0)0)0)0)0)0)0)4$4$4$4$4$4$4$4$4$5%6^6^4$0)0)0)0)0)0)0)0)0)0)0)0)0)0)0)0)0)0)0)0)0)0)0)0)0)0)0)0)0)0)6^6^6^6^6^6^6^6^6^6^6^6^6^4$2@0)0)0)0)0)0)0)0)0)0)0)0)0)0)0)0)0)0)</text:p>
      <text:p text:style-name="P3">0)0)0)0)0)0)0)0)0)0)0)0)0)0)0)0)0)0)0)0)0)0)0)0)6^5%4$4$4$4$4$5%5%6^6^6^2@0)0)0)0)0)0)0)0)0)0)0)0)0)0)0)0)0)0)0)0)0)0)0)0)0)0)0)0)0)0)6^6^6^6^6^6^6^6^6^6^6^6^6^6^6^4$0)0)0)0)0)0)0)0)0)0)0)0)0)0)0)0)0)</text:p>
      <text:p text:style-name="P3">0)0)0)0)0)0)0)0)0)0)0)0)0)0)0)0)0)0)0)0)0)0)0)1!6^6^5%5%6^5%4$5%6^6^6^6^2@0)0)0)0)0)0)0)0)0)0)0)0)0)0)0)0)0)0)0)0)0)0)0)0)0)0)0)0)0)0)5%6^6^6^6^6^6^6^6^6^6^6^6^6^6^6^1!0)0)0)0)0)0)0)0)0)0)0)0)0)0)0)0)</text:p>
      <text:p text:style-name="P3">0)0)0)0)0)0)0)0)0)0)0)0)0)0)0)0)0)0)0)0)0)0)0)2@6^5%5%5%5%6^5%4$4$6^6^6^2@0)0)0)0)0)0)0)0)0)0)0)0)0)0)0)0)0)0)0)0)0)0)0)0)0)0)0)0)0)0)2@5%6^6^6^6^6^6^6^6^6^6^6^6^6^6^2@0)0)0)0)0)0)0)0)0)0)0)0)0)0)0)0)</text:p>
      <text:p text:style-name="P3">0)0)0)0)0)0)0)0)0)0)0)0)0)0)0)0)0)0)0)0)0)0)0)3#5%4$4$4$4$5%6^5%5%6^6^6^0)0)0)0)0)0)0)0)0)0)0)0)0)0)0)0)0)0)0)0)0)0)0)0)0)0)0)0)0)0)0)0)0)0)0)1!2@5%6^6^6^6^6^6^6^6^6^2@0)0)0)0)0)0)0)0)0)0)0)0)0)0)0)0)</text:p>
      <text:p text:style-name="P3">0)0)0)0)0)0)0)0)0)0)0)0)0)0)0)0)0)0)0)0)0)0)0)4$4$4$4$4$4$4$6^6^6^6^6^1!0)0)0)0)0)0)0)0)0)0)0)0)0)0)0)0)0)0)0)0)0)0)0)0)0)0)0)0)0)0)0)0)0)0)0)0)0)0)3#6^6^6^6^6^6^6^2@0)0)0)0)0)0)0)0)0)0)0)0)0)0)0)0)0)</text:p>
      <text:p text:style-name="P3">0)0)0)0)0)0)0)0)0)0)0)0)0)0)0)0)0)0)0)0)0)0)1!5%6^6^6^6^6^6^6^6^6^6^4$0)0)0)0)0)0)0)0)0)0)0)0)0)0)0)0)0)0)0)0)0)0)0)0)0)0)0)0)0)0)0)0)0)0)0)0)0)0)0)0)0)1!2@4$4$3#0)0)0)0)0)0)0)0)0)0)0)0)0)0)0)0)0)0)0)</text:p>
      <text:p text:style-name="P3">0)0)0)0)0)0)0)0)0)0)0)0)0)0)0)0)0)0)0)0)0)0)2@6^6^6^5%5%5%6^6^6^6^6^1!0)0)0)0)0)0)0)0)0)0)0)0)0)0)0)0)0)0)0)0)0)0)0)0)0)0)0)0)0)0)0)0)0)0)0)0)0)0)0)0)0)0)0)0)0)0)0)0)0)0)0)0)0)0)0)0)0)0)0)0)0)0)0)0)0)</text:p>
      <text:p text:style-name="P3">0)0)0)0)0)0)0)0)0)0)0)0)0)0)0)0)0)0)0)0)0)0)5%6^5%5%5%5%5%5%6^6^6^5%0)0)0)0)0)0)0)0)0)0)0)0)0)0)0)0)0)0)0)0)0)0)0)0)0)0)0)0)0)0)0)0)0)0)0)0)0)0)0)0)0)0)0)0)0)0)0)0)0)0)0)0)0)0)0)0)0)0)0)0)0)0)0)0)0)0)</text:p>
      <text:p text:style-name="P3">0)0)0)0)0)0)0)0)0)0)0)0)0)0)0)0)0)0)0)0)0)3#6^5%4$4$5%5%5%5%6^6^6^4$0)0)0)0)0)0)0)0)0)0)0)0)0)0)0)0)0)0)0)0)0)0)0)0)0)0)0)0)0)0)0)0)0)0)0)0)0)0)0)0)0)0)0)0)0)0)0)0)0)0)0)0)0)0)0)0)0)0)0)0)0)0)0)0)0)0)</text:p>
      <text:p text:style-name="P3">0)0)0)0)0)0)0)0)0)0)0)0)0)0)0)0)0)0)0)0)0)5%5%5%5%5%5%5%5%5%6^6^6^2@0)0)0)0)0)0)0)0)0)0)0)0)0)0)0)0)0)0)0)0)0)0)0)0)0)0)0)0)0)0)0)0)0)0)0)0)0)0)0)0)0)0)0)0)0)0)0)0)0)0)0)0)0)0)0)0)0)0)0)0)0)0)0)0)0)0)</text:p>
      <text:p text:style-name="P3">0)0)0)0)0)0)0)0)0)0)0)0)0)0)0)0)0)0)0)0)0)5%6^5%5%5%5%5%5%5%6^6^6^0)0)0)0)0)0)0)0)0)0)0)0)0)0)0)0)0)0)0)0)0)0)0)0)0)0)0)0)0)0)0)0)0)0)0)0)0)0)0)0)0)0)0)0)0)0)0)0)0)0)0)0)0)0)0)0)0)0)0)0)0)0)0)0)0)0)0)</text:p>
      <text:p text:style-name="P3">0)0)0)0)0)0)0)0)0)0)0)0)0)0)0)0)0)0)0)0)0)5%6^5%5%5%5%5%5%6^6^6^5%0)0)0)0)0)0)0)0)0)0)0)0)0)0)0)0)0)0)0)0)0)0)0)0)0)0)0)0)0)0)0)0)0)0)0)0)0)0)0)0)0)0)0)0)0)0)0)0)0)0)0)0)0)0)0)0)0)0)0)0)0)0)0)0)0)0)0)</text:p>
      <text:p text:style-name="P3">0)0)0)0)0)0)0)0)0)0)0)0)0)0)0)0)0)0)0)0)0)4$6^6^5%6^6^6^6^6^6^6^2@0)0)0)0)0)0)0)0)0)0)0)0)0)0)0)0)0)0)0)0)0)0)0)0)0)0)0)0)0)0)0)0)0)0)0)0)0)0)0)0)0)0)0)0)0)0)0)0)0)0)0)0)0)0)0)0)0)0)0)0)0)0)0)0)0)0)0)</text:p>
      <text:p text:style-name="P3">0)0)0)0)0)0)0)0)0)0)0)0)0)0)0)0)0)0)0)0)0)1!4$5%5%5%6^6^6^6^5%2@0)0)0)0)0)0)0)0)0)0)0)0)0)0)0)0)0)0)0)0)0)0)0)0)0)0)0)0)0)0)0)0)0)0)0)0)0)0)0)0)0)0)0)0)0)0)0)0)0)0)0)0)0)0)0)0)0)0)0)0)0)0)0)0)0)0)0)0)</text:p>
      <text:p text:style-name="P3">0)0)0)0)0)0)0)0)0)0)0)0)0)0)0)0)0)0)0)0)0)0)0)0)0)1!2@2@1!0)0)0)0)0)0)0)0)0)0)0)0)0)0)0)0)0)0)0)0)0)0)0)0)0)0)0)0)0)0)0)0)0)0)0)0)0)0)0)0)0)0)0)0)0)0)0)0)0)0)0)0)0)0)0)0)0)0)0)0)0)0)0)0)0)0)0)0)0)0)0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6^6^6^6^6^6^6^6^6^6^6^6^6^6^6^6^6^6^6^6^6^6^6^6^6^6^6^6^6^6^6^6^6^6^6^6^6^6^6^6^6^6^6^6^6^6^6^6^6^6^6^6^6^6^6^6^6^6^6^6^6^6^6^6^6^6^6^6^6^6^6^6^6^6^6^6^6^6^6^6^6^6^6^6^6^6^6^6^6^6^6^6^6^6^6^6^6^6^6^6^</text:p>
      <text:p text:style-name="P4">6^6^6^6^6^6^6^6^6^6^6^6^6^6^6^6^6^6^6^6^6^6^6^6^6^6^6^6^6^6^6^6^6^6^6^6^6^6^6^6^6^6^6^6^6^6^6^6^6^6^6^6^6^6^6^6^6^6^6^6^6^6^6^6^6^6^6^6^6^6^6^6^6^6^6^6^6^6^6^6^6^6^6^6^6^6^6^6^6^6^6^6^6^6^6^6^6^6^6^6^</text:p>
      <text:p text:style-name="P4">6^6^6^6^6^6^6^6^6^6^6^6^6^6^6^6^6^6^6^6^6^6^6^6^6^6^6^6^6^6^6^6^6^6^6^6^6^6^6^6^6^6^6^6^6^6^6^6^6^6^6^6^6^6^6^6^6^6^6^6^6^6^6^6^6^6^6^6^6^6^6^6^6^6^6^6^6^6^6^6^6^6^6^6^6^6^6^6^6^6^6^6^6^6^6^6^6^6^6^6^</text:p>
      <text:p text:style-name="P4">6^6^6^6^6^6^6^6^6^6^6^6^6^6^6^6^6^6^6^6^6^6^6^6^6^6^6^6^6^6^6^6^6^6^6^6^6^6^6^6^6^6^6^6^6^6^6^6^6^6^6^6^6^6^6^6^6^6^6^6^6^6^6^6^6^6^6^6^6^6^6^6^6^6^6^6^6^6^6^6^6^6^6^6^6^6^6^6^6^6^6^6^6^6^6^6^6^6^6^6^</text:p>
      <text:p text:style-name="P4">6^6^6^6^6^6^6^6^6^6^6^6^6^6^6^6^6^6^6^6^6^6^6^6^6^6^6^6^6^6^6^6^6^6^6^6^6^6^6^6^6^6^6^6^6^6^6^6^6^6^6^6^6^6^6^6^6^6^6^6^6^6^6^6^6^6^6^6^6^6^6^6^6^6^6^6^6^6^6^6^6^6^6^6^6^6^6^6^6^6^6^6^6^6^6^6^6^6^6^6^</text:p>
      <text:p text:style-name="P4">6^6^6^6^6^6^6^6^6^6^6^6^6^6^6^6^6^6^6^6^6^6^6^6^6^6^6^6^6^6^6^6^6^6^6^6^6^6^6^6^6^6^6^6^6^6^6^6^6^6^6^6^6^6^6^6^6^6^6^6^6^6^6^6^6^6^6^6^6^6^6^6^6^6^6^6^6^6^6^6^6^6^6^6^6^6^6^6^6^6^6^6^6^6^6^6^6^6^6^6^</text:p>
      <text:p text:style-name="P4">6^6^6^6^6^6^6^6^6^6^6^6^6^6^6^6^6^6^6^6^6^6^6^6^6^6^6^6^6^6^6^6^6^6^6^6^6^6^6^6^6^6^6^6^6^6^6^6^6^6^6^6^5%3#3#3#2@2@3#3#5%6^6^6^6^6^6^6^6^6^6^6^6^6^6^6^6^6^6^6^6^6^6^6^6^6^6^6^6^6^6^6^6^6^6^6^6^6^6^6^</text:p>
      <text:p text:style-name="P4">6^6^6^6^6^6^6^6^6^6^6^6^6^6^6^6^6^6^6^6^6^6^6^6^6^6^6^6^6^6^6^6^6^6^6^6^6^6^6^6^6^6^6^6^6^6^6^6^6^6^6^2@2@2@2@2@2@2@2@2@1!2@5%6^6^6^6^6^6^6^6^6^6^6^6^6^6^6^6^6^6^6^6^6^6^6^6^6^6^6^6^6^6^6^6^6^6^6^6^6^</text:p>
      <text:p text:style-name="P4">6^6^6^6^6^6^6^6^6^6^6^6^6^6^6^6^6^6^6^6^6^6^6^6^6^6^6^6^6^6^6^6^6^6^6^6^6^6^6^6^6^6^6^6^6^6^6^6^6^6^2@2@2@2@2@2@2@2@2@2@2@2@1!5%6^6^6^6^6^6^6^6^6^6^6^6^6^6^6^6^6^6^6^6^6^6^6^6^6^6^6^6^6^6^6^6^6^6^6^6^</text:p>
      <text:p text:style-name="P4">6^6^6^6^6^6^6^6^6^6^6^6^6^6^6^6^6^6^6^6^6^6^6^6^6^6^6^6^6^6^6^6^6^6^6^6^4$3#2@6^6^6^6^6^6^6^6^6^6^3#2@2@2@2@2@2@2@2@2@2@2@3#1!1!6^6^6^6^6^6^6^6^6^6^6^6^6^6^6^6^6^6^6^6^6^6^6^6^6^6^6^6^6^6^6^6^6^6^6^6^</text:p>
      <text:p text:style-name="P4">6^6^6^6^6^6^6^6^6^6^6^6^6^6^6^6^6^6^6^6^6^6^6^6^6^6^6^6^6^6^6^6^6^6^5%2@0)2@2@5%6^6^6^6^6^6^6^6^4$2@2@2@2@2@2@2@2@2@2@2@2@3#3#1!3#6^6^6^6^6^6^6^6^6^6^6^6^6^6^6^6^6^6^6^6^6^6^6^6^6^6^6^6^6^6^6^6^6^6^6^</text:p>
      <text:p text:style-name="P4">6^6^6^6^6^6^6^6^6^6^6^6^6^6^6^6^6^6^6^6^6^6^6^6^6^6^6^6^6^6^6^6^6^6^3#2@1!2@1!4$6^6^6^6^6^6^6^6^3#3#2@2@2@2@2@2@2@2@2@3#3#2@2@1!1!6^6^6^6^6^6^6^6^6^6^6^6^6^6^6^6^6^6^6^6^6^6^6^6^6^6^6^6^6^6^6^6^6^6^6^</text:p>
      <text:p text:style-name="P4">6^6^6^6^6^6^6^6^6^6^6^6^6^6^6^6^6^6^6^6^6^6^6^6^6^6^6^6^6^6^6^6^6^5%3#3#2@1!0)1!6^6^6^6^6^6^6^5%3#3#3#3#3#3#2@0)0)0)3#3#3#2@2@1!0)4$6^6^6^6^6^6^6^6^6^6^6^6^6^6^6^6^6^6^6^6^6^6^6^6^6^6^6^6^6^6^6^6^6^6^</text:p>
      <text:p text:style-name="P4">6^6^6^6^6^6^6^6^6^6^6^6^6^6^6^6^6^6^6^6^6^6^6^6^6^6^6^6^6^6^6^6^6^2@3#2@1!2@0)0)5%6^6^6^6^6^6^6^4$4$3#3#2@3#1!0)2@3#3#2@2@2@1!1!0)1!6^6^6^6^6^6^6^6^6^6^6^6^6^6^6^6^6^6^6^6^6^6^6^6^6^6^6^6^6^6^6^6^6^6^</text:p>
      <text:p text:style-name="P4">6^6^6^6^6^6^6^6^6^6^6^6^6^6^6^6^6^6^6^6^6^6^6^6^6^6^6^6^6^6^6^6^4$2@1!1!2@0)0)0)3#6^6^6^6^6^6^3#3#4$4$3#2@2@2@4$6^5%4$3#2@2@1!0)0)0)5%6^6^6^6^6^6^6^6^6^6^6^6^6^6^6^6^6^6^6^6^6^6^6^6^6^6^6^6^6^6^6^6^6^</text:p>
      <text:p text:style-name="P4">6^6^6^6^6^6^6^6^6^6^6^6^6^6^6^6^6^6^6^6^6^6^6^6^6^6^6^6^6^6^6^5%2@3#2@3#1!0)0)0)1!6^6^6^6^6^6^3#3#3#3#3#1!1!2@5%5%6^5%3#1!1!0)0)0)0)4$6^6^6^6^6^6^6^6^6^6^6^6^6^6^6^6^6^6^6^6^6^6^6^6^6^6^6^6^6^6^6^6^6^</text:p>
      <text:p text:style-name="P4">6^6^6^6^6^6^6^6^6^6^6^6^6^6^6^6^6^6^6^6^6^6^6^6^6^6^6^6^6^6^6^3#1!2@3#0)1!1!0)1!1!6^6^6^6^6^6^3#2@3#2@2@1!2@2@5%6^5%4$3#1!1!0)2@0)0)3#6^6^6^6^6^6^6^6^6^6^6^6^6^6^6^6^6^6^6^6^6^6^6^6^6^6^6^6^6^6^6^6^6^</text:p>
      <text:p text:style-name="P4">6^6^6^6^6^6^6^6^6^6^6^6^6^6^6^6^6^6^6^6^6^6^6^6^6^6^6^6^6^6^6^6^0)1!0)0)1!1!1!2@1!4$6^6^6^6^6^3#2@2@2@2@1!3#2@5%5%2@3#2@1!1!0)3#1!2@4$6^6^6^6^6^6^6^6^6^6^6^6^6^6^6^6^6^6^6^6^6^6^6^6^6^6^6^6^6^6^6^6^6^</text:p>
      <text:p text:style-name="P4">6^6^6^6^6^6^6^6^6^6^6^6^6^6^6^6^6^6^6^6^6^6^6^6^6^6^6^6^6^6^6^6^3#0)2@2@0)1!2@1!2@2@6^6^6^6^6^3#2@2@2@1!1!4$3#2@1!2@1!1!1!0)0)4$0)2@6^6^6^6^6^6^6^6^6^6^6^6^6^6^6^6^6^6^6^6^6^6^6^6^6^6^6^6^6^6^6^6^6^6^</text:p>
      <text:p text:style-name="P4">6^6^6^6^6^6^6^6^6^6^6^6^6^6^6^6^6^6^6^6^6^6^6^6^6^6^6^6^6^6^6^6^6^1!0)0)0)1!1!1!2@1!5%6^6^6^6^3#2@2@2@1!0)2@5%3#4$5%4$5%2@0)1!4$1!5%6^6^6^6^6^6^6^6^6^6^6^6^6^6^6^6^6^6^6^6^6^6^6^6^6^6^6^6^6^6^6^6^6^6^</text:p>
      <text:p text:style-name="P4">6^6^6^6^6^6^6^6^6^6^6^6^6^6^6^6^6^6^6^6^6^6^6^6^6^6^6^6^6^6^6^6^6^6^5%2@2@1!1!1!1!2@3#6^6^6^6^5%1!2@1!1!1!2@5%5%5%5%6^5%2@1!3#2@3#6^6^6^6^6^6^6^6^6^6^6^6^6^6^6^6^6^6^6^6^6^6^6^6^6^6^6^6^6^6^6^6^6^6^6^</text:p>
      <text:p text:style-name="P4">6^6^6^6^6^6^6^6^6^6^6^6^6^6^6^6^6^6^6^6^6^6^6^6^6^6^6^6^6^6^6^6^6^6^6^3#2@1!1!2@2@1!1!6^6^6^6^6^0)1!1!1!1!4$5%5%5%5%5%5%3#2@1!1!1!3#5%6^6^6^6^6^6^6^6^6^6^6^6^6^6^6^6^6^6^6^6^6^6^6^6^6^6^6^6^6^6^6^6^6^</text:p>
      <text:p text:style-name="P4">6^6^6^6^6^6^6^6^6^6^6^6^6^6^6^6^6^6^6^6^6^6^6^6^6^6^6^6^6^6^6^6^6^6^4$2@3#3#1!2@2@2@0)4$6^6^6^6^2@0)1!1!2@3#5%5%5%6^6^5%5%2@2@0)0)2@4$6^6^6^6^6^6^6^6^6^6^6^6^6^6^6^6^6^6^6^6^6^6^6^6^6^6^6^6^6^6^6^6^6^</text:p>
      <text:p text:style-name="P4">6^6^6^6^6^6^6^6^6^6^6^6^6^6^6^6^6^6^6^6^6^6^6^6^6^6^6^6^6^6^6^6^6^6^4$0)2@0)0)0)1!1!0)0)6^6^6^6^6^4$0)0)2@5%5%5%5%5%4$6^3#2@2@0)2@3#3#6^6^6^6^6^6^6^6^6^6^6^6^6^6^6^6^6^6^6^6^6^6^6^6^6^6^6^6^6^6^6^6^6^</text:p>
      <text:p text:style-name="P4">6^6^6^6^6^6^6^6^6^6^6^6^6^6^6^6^6^6^6^6^6^6^6^6^6^6^6^6^6^6^6^6^6^6^4$2@1!3#2@1!3#2@0)0)6^6^6^6^6^6^4$1!1!4$6^5%3#3#4$4$1!3#3#5%5%1!2@6^6^6^6^6^6^6^6^6^6^6^6^6^6^6^6^6^6^6^6^6^6^6^6^6^6^6^6^6^6^6^6^6^</text:p>
      <text:p text:style-name="P4">6^6^6^6^6^6^6^6^6^6^6^6^6^6^6^6^6^6^6^6^6^6^6^6^6^6^6^6^6^6^6^6^6^6^4$5%4$4$5%5%3#4$2@1!6^6^6^6^6^6^5%4$3#2@2@5%5%5%4$0)3#5%5%4$1!0)0)1!1!1!5%6^6^6^6^6^6^6^6^6^6^6^6^6^6^6^6^6^6^6^6^6^6^6^6^6^6^6^6^6^</text:p>
      <text:p text:style-name="P4">6^6^6^6^6^6^6^6^6^6^6^6^6^6^6^6^6^6^6^6^6^6^6^6^6^6^6^6^6^6^6^6^6^5%4$5%3#3#1!1!1!1!1!0)1!3#6^6^6^4$4$6^4$2@0)0)2@4$0)1!6^4$1!0)0)1!1!2@2@1!1!6^6^6^6^6^6^6^6^6^6^6^6^6^6^6^6^6^6^6^6^6^6^6^6^6^6^6^6^6^</text:p>
      <text:p text:style-name="P4">6^6^6^6^6^6^6^6^6^6^6^6^6^6^6^6^6^6^6^6^6^6^6^6^6^6^6^6^6^6^6^6^6^4$5%3#3#3#1!0)1!1!1!1!0)0)3#5%5%3#4$5%3#3#2@0)0)0)0)4$4$2@0)0)1!2@2@2@2@2@1!2@6^6^6^6^6^6^6^6^6^6^6^6^6^6^6^6^6^6^6^6^6^6^6^6^6^6^6^6^</text:p>
      <text:p text:style-name="P4">6^6^6^6^6^6^6^6^6^6^6^6^6^6^6^6^6^6^6^6^6^6^6^6^6^6^6^6^6^6^6^6^6^2@3#5%5%5%4$1!1!1!2@1!1!4$6^5%3#1!1!4$3#2@0)0)0)0)2@4$0)1!1!0)1!1!1!2@2@2@1!0)4$6^6^6^6^6^6^6^6^6^6^6^6^6^6^6^6^6^6^6^6^6^6^6^6^6^6^6^</text:p>
      <text:p text:style-name="P4">6^6^6^6^6^6^6^6^6^6^6^6^6^6^6^6^6^6^6^6^6^6^6^6^6^6^6^6^6^6^6^6^6^1!2@5%5%4$3#1!1!2@2@1!4$6^4$1!1!1!1!1!2@1!0)0)0)0)3#1!0)1!1!2@1!1!1!2@1!2@1!0)2@6^6^6^6^6^6^6^6^6^6^6^6^6^6^6^6^6^6^6^6^6^6^6^6^6^6^6^</text:p>
      <text:p text:style-name="P4">6^6^6^6^6^6^6^6^6^6^6^6^6^6^6^6^6^6^6^6^6^6^6^6^6^6^6^6^6^6^6^6^6^5%2@2@4$4$4$1!1!1!1!2@6^5%1!2@2@2@2@1!0)0)0)0)1!1!0)0)0)1!1!2@2@2@1!1!1!0)0)0)2@6^6^6^6^6^6^6^6^6^6^6^6^6^6^6^6^6^6^6^6^6^6^6^6^6^6^6^</text:p>
      <text:p text:style-name="P4">6^6^6^6^6^6^6^6^6^6^6^6^6^6^6^6^6^6^6^6^6^6^6^6^6^6^6^6^6^6^6^6^6^6^4$1!0)3#2@0)1!1!1!1!6^2@1!2@2@1!2@2@1!1!1!1!0)1!0)0)1!2@2@2@2@2@2@1!1!0)0)0)3#6^6^6^6^6^6^6^6^6^6^6^6^6^6^6^6^6^6^6^6^6^6^6^6^6^6^6^</text:p>
      <text:p text:style-name="P4">6^6^6^6^6^6^6^6^6^6^6^6^6^6^6^6^6^6^6^6^6^6^6^6^6^6^6^6^6^6^6^6^6^6^5%2@0)4$2@0)1!1!1!2@6^2@2@2@1!2@2@2@2@2@2@1!1!1!1!1!2@2@2@2@2@2@1!1!0)0)0)0)5%6^6^6^6^6^6^6^6^6^6^6^6^6^6^6^6^6^6^6^6^6^6^6^6^6^6^6^</text:p>
      <text:p text:style-name="P4">6^6^6^6^6^6^6^6^6^6^6^6^6^6^6^6^6^6^6^6^6^6^6^6^6^6^6^6^6^6^6^6^6^6^4$4$1!2@3#1!1!0)0)1!5%1!1!2@2@2@2@2@2@2@2@1!2@2@2@2@2@2@2@2@2@1!0)0)0)0)0)3#6^6^6^6^6^6^6^6^6^6^6^6^6^6^6^6^6^6^6^6^6^6^6^6^6^6^6^6^</text:p>
      <text:p text:style-name="P4">6^6^6^6^6^6^6^6^6^6^6^6^6^6^6^6^6^6^6^6^6^6^6^6^6^6^6^6^6^6^6^6^6^6^4$5%6^5%5%2@1!0)0)2@3#1!0)1!1!1!2@2@2@2@2@2@2@2@2@2@2@2@2@1!0)0)0)0)0)0)2@6^6^6^6^6^6^6^6^6^6^6^6^6^6^6^6^6^6^6^6^6^6^6^6^6^6^6^6^6^</text:p>
      <text:p text:style-name="P4">6^6^6^6^6^6^6^6^6^6^6^6^6^6^6^6^6^6^6^6^6^6^6^6^6^6^6^6^6^6^6^6^6^6^6^2@1!1!1!1!0)0)0)4$3#1!0)0)0)0)1!1!1!1!1!2@2@2@2@2@1!1!0)0)0)0)0)0)0)0)4$6^6^6^6^6^6^6^6^6^6^6^6^6^6^6^6^6^6^6^6^6^6^6^6^6^6^6^6^6^</text:p>
      <text:p text:style-name="P4">6^6^6^6^6^6^6^6^6^6^6^6^6^6^6^6^6^6^6^6^6^6^6^6^6^6^6^6^6^6^6^6^6^6^6^5%0)1!2@2@1!1!0)1!0)0)0)0)0)0)0)0)0)0)0)1!2@2@2@1!0)0)0)0)0)0)0)0)0)0)4$6^6^6^6^6^6^6^6^6^6^6^6^6^6^6^6^6^6^6^6^6^6^6^6^6^6^6^6^6^</text:p>
      <text:p text:style-name="P4">6^6^6^6^6^6^6^6^6^6^6^6^6^6^6^6^6^6^6^6^6^6^6^6^6^6^6^6^6^6^6^6^6^6^6^6^6^0)2@2@2@1!0)0)0)0)0)0)0)0)0)0)0)0)0)0)1!1!0)0)0)0)0)0)0)0)0)0)0)0)4$6^6^6^6^6^6^6^6^6^6^6^6^6^6^6^6^6^6^6^6^6^6^6^6^6^6^6^6^6^</text:p>
      <text:p text:style-name="P4">6^6^6^6^6^6^6^6^6^6^6^6^6^6^6^6^6^6^6^6^6^6^6^6^6^6^6^6^6^6^6^6^6^6^6^6^6^1!1!2@1!0)0)0)0)0)0)0)0)0)0)0)0)0)1!0)0)0)0)0)0)0)0)0)0)0)0)0)0)0)5%6^6^6^6^6^6^6^6^6^6^6^6^6^6^6^6^6^6^6^6^6^6^6^6^6^6^6^6^6^</text:p>
      <text:p text:style-name="P4">6^6^6^6^6^6^6^6^6^6^6^6^6^6^6^6^6^6^6^6^6^6^6^6^6^6^6^6^6^6^6^6^6^6^6^6^6^4$0)1!2@1!0)0)0)0)0)0)0)0)0)1!0)0)0)0)0)0)0)0)0)0)0)0)0)1!0)0)0)0)5%6^6^6^6^6^6^6^6^6^6^6^6^6^6^6^6^6^6^6^6^6^6^6^6^6^6^6^6^6^</text:p>
      <text:p text:style-name="P4">6^6^6^6^6^6^6^6^6^6^6^6^6^6^6^6^6^6^6^6^6^6^6^6^6^6^6^6^6^6^6^6^6^6^6^6^6^6^1!0)2@1!0)0)0)0)0)0)0)2@0)0)0)0)0)0)0)0)0)0)0)0)0)0)1!2@0)0)0)1!6^6^6^6^6^6^6^6^6^6^6^6^6^6^6^6^6^6^6^6^6^6^6^6^6^6^6^6^6^6^</text:p>
      <text:p text:style-name="P4">6^6^6^6^6^6^6^6^6^6^6^6^6^6^6^6^6^6^6^6^6^6^6^6^6^6^6^6^6^6^6^6^6^6^6^6^6^6^5%0)1!2@1!0)0)0)0)0)3#6^0)1!0)0)0)1!0)0)0)0)1!1!1!1!2@2@1!0)0)1!5%6^6^6^6^6^6^6^6^6^6^6^6^6^6^6^6^6^6^6^6^6^6^6^6^6^6^6^6^6^</text:p>
      <text:p text:style-name="P4">6^6^6^6^6^6^6^6^6^6^6^6^6^6^6^6^6^6^6^6^6^6^6^6^6^6^6^6^6^6^6^6^6^6^6^6^6^6^6^5%0)2@2@2@0)0)0)4$6^4$0)1!0)0)1!1!1!1!1!1!2@1!2@2@2@2@1!0)0)0)2@6^6^6^6^6^6^6^6^6^6^6^6^6^6^6^6^6^6^6^6^6^6^6^6^6^6^6^6^6^</text:p>
      <text:p text:style-name="P4">6^6^6^6^6^6^6^6^6^6^6^6^6^6^6^6^6^6^6^6^6^6^6^6^6^6^6^6^6^6^6^6^6^6^6^6^6^6^6^6^4$4$2@1!0)0)3#6^4$1!1!1!0)0)1!1!1!1!1!1!1!1!1!2@2@1!1!0)0)0)0)1!6^6^6^6^6^6^6^6^6^6^6^6^6^6^6^6^6^6^6^6^6^6^6^6^6^6^6^6^</text:p>
      <text:p text:style-name="P4">6^6^6^6^6^6^6^6^6^6^6^6^6^6^6^6^6^6^6^6^6^6^6^6^6^6^6^6^6^6^6^6^6^6^6^6^6^6^6^6^6^1!1!1!0)1!6^4$1!1!2@0)0)0)1!1!1!1!1!1!1!2@1!2@1!1!1!1!0)0)0)0)0)4$6^6^6^6^6^6^6^6^6^6^6^6^6^6^6^6^6^6^6^6^6^6^6^6^6^6^</text:p>
      <text:p text:style-name="P4">6^6^6^6^6^6^6^6^6^6^6^6^6^6^6^6^6^6^6^6^6^6^6^6^6^6^6^6^6^6^6^6^6^6^6^6^6^6^6^6^6^5%3#3#3#6^3#1!1!2@0)0)0)1!1!1!1!1!1!1!0)1!1!1!1!1!1!1!1!0)0)0)0)0)2@6^6^6^6^6^6^6^6^6^6^6^6^6^6^6^6^6^6^6^6^6^6^6^6^6^</text:p>
      <text:p text:style-name="P4">6^6^6^6^6^6^6^6^6^6^6^6^6^6^6^6^6^6^6^6^6^6^6^6^6^6^6^6^6^6^6^6^6^6^6^6^6^6^6^6^6^6^6^6^6^3#1!1!1!0)0)0)0)1!1!1!1!1!1!1!1!0)1!1!2@2@2@2@2@1!0)1!1!1!0)2@6^6^6^6^6^6^6^6^6^6^6^6^6^6^6^6^6^6^6^6^6^6^6^6^</text:p>
      <text:p text:style-name="P4">6^6^6^6^6^6^6^6^6^6^6^6^6^6^6^6^6^6^6^6^6^6^6^6^6^6^6^6^6^6^6^6^6^6^6^6^6^6^6^6^6^6^6^6^5%4$1!1!0)0)0)0)0)1!1!1!1!1!1!1!1!0)0)2@1!2@2@2@2@2@1!1!1!1!1!0)4$6^6^6^6^6^6^6^6^6^6^6^6^6^6^6^6^6^6^6^6^6^6^6^</text:p>
      <text:p text:style-name="P4">6^6^6^6^6^6^6^6^6^6^6^6^6^6^6^6^6^6^6^6^6^6^6^6^6^6^6^6^6^6^6^6^6^6^6^6^6^6^6^6^6^6^6^6^5%5%2@3#5%1!0)0)1!1!1!1!2@2@1!1!1!0)0)0)1!1!2@2@2@1!2@1!1!3#2@4$6^6^6^6^6^6^6^6^6^6^6^6^6^6^6^6^6^6^6^6^6^6^6^6^</text:p>
      <text:p text:style-name="P4">6^6^6^6^6^6^6^6^6^6^6^6^6^6^6^6^6^6^6^6^6^6^6^6^6^6^6^6^6^6^6^6^6^6^6^6^6^6^6^6^6^6^6^6^6^3#4$6^6^2@0)0)1!2@2@2@3#3#4$2@2@1!1!0)0)2@1!2@2@2@1!1!5%3#6^6^6^6^6^6^6^6^6^6^6^6^6^6^6^6^6^6^6^6^6^6^6^6^6^6^</text:p>
      <text:p text:style-name="P4">6^6^6^6^6^6^6^6^6^6^6^6^6^6^6^6^6^6^6^6^6^6^6^6^6^6^6^6^6^6^6^6^6^6^6^6^6^6^6^6^6^6^6^6^6^6^6^5%0)0)1!2@1!1!1!1!2@2@1!0)1!2@1!0)0)1!2@1!1!1!2@5%4$5%6^6^6^6^6^6^6^6^6^6^6^6^6^6^6^6^6^6^6^6^6^6^6^6^6^6^</text:p>
      <text:p text:style-name="P4">6^6^6^6^6^6^6^6^6^6^6^6^6^6^6^6^6^6^6^6^6^6^6^6^6^6^6^6^6^6^6^6^6^6^6^6^6^6^6^6^6^6^6^6^2@4$3#0)1!2@1!2@2@2@1!0)2@2@0)2@0)0)0)0)0)0)1!2@1!1!5%3#5%6^6^6^6^6^6^6^6^6^6^6^6^6^6^6^6^6^6^6^6^6^6^6^6^6^6^6^</text:p>
      <text:p text:style-name="P4">6^6^6^6^6^6^6^6^6^6^6^6^6^6^6^6^6^6^6^6^6^6^6^6^6^6^6^6^6^6^6^6^6^6^6^6^6^6^6^6^6^6^6^3#0)0)0)2@3#0)1!2@2@2@2@1!1!1!0)1!1!1!0)0)0)0)0)1!3#5%3#5%6^6^6^6^6^6^6^6^6^6^6^6^6^6^6^6^6^6^6^6^6^6^6^6^6^6^6^6^</text:p>
      <text:p text:style-name="P4">6^6^6^6^6^6^6^6^6^6^6^6^6^6^6^6^6^6^6^6^6^6^6^6^6^6^6^6^6^6^6^6^6^6^6^6^6^6^6^6^6^6^3#0)0)0)0)2@0)0)2@2@2@2@2@1!1!1!0)1!1!0)0)0)0)0)0)0)1!2@6^6^6^6^6^6^6^6^6^6^6^6^6^6^6^6^6^6^6^6^6^6^6^6^6^6^6^6^6^6^</text:p>
      <text:p text:style-name="P4">6^6^6^6^6^6^6^6^6^6^6^6^6^6^6^6^6^6^6^6^6^6^6^6^6^6^6^6^6^6^6^6^6^6^6^6^6^6^6^6^6^5%1!1!0)0)1!0)0)2@2@1!1!2@2@2@2@1!0)2@1!0)0)0)0)0)0)0)0)0)4$6^6^6^6^6^6^6^6^6^6^6^6^6^6^6^6^6^6^6^6^6^6^6^6^6^6^6^6^6^</text:p>
      <text:p text:style-name="P4">6^6^6^6^6^6^6^6^6^6^6^6^6^6^6^6^6^6^6^6^6^6^6^6^6^6^6^6^6^6^6^6^6^6^6^6^6^6^6^6^6^2@1!1!0)0)1!0)1!1!1!2@1!1!1!1!1!1!0)1!0)0)0)0)0)0)0)0)1!0)0)3#6^6^6^6^6^6^6^6^6^6^6^6^6^6^6^6^6^6^6^6^6^6^6^6^6^6^6^6^</text:p>
      <text:p text:style-name="P4">6^6^6^6^6^6^6^6^6^6^6^6^6^6^6^6^6^6^6^6^6^6^6^6^6^6^6^6^6^6^6^6^6^6^6^6^6^6^6^6^5%0)1!1!0)1!1!1!2@2@2@2@2@2@1!1!1!1!0)1!1!0)0)1!1!0)0)1!2@1!0)0)2@6^6^6^6^6^6^6^6^6^6^6^6^6^6^6^6^6^6^6^6^6^6^6^6^6^6^6^</text:p>
      <text:p text:style-name="P4">6^6^6^6^6^6^6^6^6^6^6^6^6^6^6^6^6^6^6^6^6^6^6^6^6^6^6^6^6^6^6^6^6^6^6^6^6^6^6^6^2@1!1!0)0)1!2@1!2@2@2@2@2@2@2@2@2@2@2@1!1!1!2@1!1!1!1!2@2@2@2@1!0)1!5%6^6^6^6^6^6^6^6^6^6^6^6^6^6^6^6^6^6^6^6^6^6^6^6^6^</text:p>
      <text:p text:style-name="P4">6^6^6^6^6^6^6^6^6^6^6^6^6^6^6^6^6^6^6^6^6^6^6^6^6^6^6^6^6^6^6^6^6^6^6^6^6^6^6^4$0)1!0)0)1!1!1!2@1!2@2@2@2@1!1!1!0)1!1!1!0)1!1!1!1!2@2@2@2@2@2@2@1!0)1!5%6^6^6^6^6^6^6^6^6^6^6^6^6^6^6^6^6^6^6^6^6^6^6^6^</text:p>
      <text:p text:style-name="P4">6^6^6^6^6^6^6^6^6^6^6^6^6^6^6^6^6^6^6^6^6^6^6^6^6^6^6^6^6^6^6^6^6^6^6^6^6^6^6^1!1!1!0)1!1!1!0)1!1!1!2@2@1!1!0)0)0)6^6^6^2@0)0)1!1!1!2@2@2@2@2@2@2@1!1!1!6^6^6^6^6^6^6^6^6^6^6^6^6^6^6^6^6^6^6^6^6^6^6^6^</text:p>
      <text:p text:style-name="P4">6^6^6^6^6^6^6^6^6^6^6^6^6^6^6^6^6^6^6^6^6^6^6^6^6^6^6^6^6^6^6^6^6^6^6^6^6^6^4$0)1!0)1!1!2@2@1!0)1!1!1!1!0)0)0)0)5%6^6^6^6^2@0)0)1!2@2@2@2@2@2@2@2@2@2@0)3#6^6^6^6^6^6^6^6^6^6^6^6^6^6^6^6^6^6^6^6^6^6^6^</text:p>
      <text:p text:style-name="P4">6^6^6^6^6^6^6^6^6^6^6^6^6^6^6^6^6^6^6^6^6^6^6^6^6^6^6^6^6^6^6^6^6^6^6^6^6^6^1!0)0)0)1!2@2@2@2@1!0)0)1!0)1!0)0)4$6^6^6^6^6^6^2@0)0)1!2@2@2@2@2@2@2@2@2@0)0)5%6^6^6^6^6^6^6^6^6^6^6^6^6^6^6^6^6^6^6^6^6^6^</text:p>
      <text:p text:style-name="P4">6^6^6^6^6^6^6^6^6^6^6^6^6^6^6^6^6^6^6^6^6^6^6^6^6^6^6^6^6^6^6^6^6^6^6^6^6^6^6^1!0)0)2@2@1!2@2@2@2@1!0)0)0)0)0)6^6^6^6^6^6^6^6^3#0)0)1!2@2@2@2@2@2@2@2@1!0)1!6^6^6^6^6^6^6^6^6^6^6^6^6^6^6^6^6^6^6^6^6^6^</text:p>
      <text:p text:style-name="P4">6^6^6^6^6^6^6^6^6^6^6^6^6^6^6^6^6^6^6^6^6^6^6^6^6^6^6^6^6^6^6^6^6^6^6^6^6^6^6^6^0)1!1!2@2@1!2@2@2@1!0)0)0)1!6^6^6^6^6^6^6^6^6^6^3#0)0)1!2@2@2@2@2@2@2@2@1!0)3#6^6^6^6^6^6^6^6^6^6^6^6^6^6^6^6^6^6^6^6^6^</text:p>
      <text:p text:style-name="P4">6^6^6^6^6^6^6^6^6^6^6^6^6^6^6^6^6^6^6^6^6^6^6^6^6^6^6^6^6^6^6^6^6^6^6^6^6^6^6^3#0)2@0)1!1!1!1!2@1!0)0)0)1!6^6^6^6^6^6^6^6^6^6^6^6^2@0)0)1!2@2@2@2@2@2@2@2@0)0)5%6^6^6^6^6^6^6^6^6^6^6^6^6^6^6^6^6^6^6^6^</text:p>
      <text:p text:style-name="P4">6^6^6^6^6^6^6^6^6^6^6^6^6^6^6^6^6^6^6^6^6^6^6^6^6^6^6^6^6^6^6^6^6^6^6^6^6^6^4$0)1!2@2@2@1!0)1!1!1!0)0)0)5%6^6^6^6^6^6^6^6^6^6^6^6^6^2@0)0)0)1!2@2@2@2@2@2@1!0)2@6^6^6^6^6^6^6^6^6^6^6^6^6^6^6^6^6^6^6^6^</text:p>
      <text:p text:style-name="P4">6^6^6^6^6^6^6^6^6^6^6^6^6^6^6^6^6^6^6^6^6^6^6^6^6^6^6^6^6^6^6^6^6^6^6^6^6^3#0)1!1!2@2@2@0)0)1!0)0)0)0)3#6^6^6^6^6^6^6^6^6^6^6^6^6^6^6^2@0)0)0)1!1!1!2@2@2@2@1!0)3#6^6^6^6^6^6^6^6^6^6^6^6^6^6^6^6^6^6^6^</text:p>
      <text:p text:style-name="P4">6^6^6^6^6^6^6^6^6^6^6^6^6^6^6^6^6^6^6^6^6^6^6^6^6^6^6^6^6^6^6^6^6^6^6^6^4$1!2@2@1!2@2@2@2@1!0)0)0)0)1!6^6^6^6^6^6^6^6^6^6^6^6^6^6^6^6^6^1!0)0)1!1!2@2@2@2@2@2@0)1!6^6^6^6^6^6^6^6^6^6^6^6^6^6^6^6^6^6^6^</text:p>
      <text:p text:style-name="P4">6^6^6^6^6^6^6^6^6^6^6^6^6^6^6^6^6^6^6^6^6^6^6^6^6^6^6^6^6^6^6^6^6^6^6^6^1!2@2@2@2@2@2@2@2@1!0)0)0)0)5%6^6^6^6^6^6^6^6^6^6^6^6^6^6^6^6^6^5%0)0)0)1!1!2@2@2@2@2@0)1!6^6^6^6^6^6^6^6^6^6^6^6^6^6^6^6^6^6^6^</text:p>
      <text:p text:style-name="P4">6^6^6^6^6^6^6^6^6^6^6^6^6^6^6^6^6^6^6^6^6^6^6^6^6^6^6^6^6^6^6^6^6^6^5%0)2@2@2@2@2@2@1!1!1!0)0)0)1!6^6^6^6^6^6^6^6^6^6^6^6^6^6^6^6^6^6^6^6^0)0)0)0)0)1!2@2@2@2@0)2@6^6^6^6^6^6^6^6^6^6^6^6^6^6^6^6^6^6^6^</text:p>
      <text:p text:style-name="P4">6^6^6^6^6^6^6^6^6^6^6^6^6^6^6^6^6^6^6^6^6^6^6^6^6^6^6^6^6^6^6^6^6^5%1!1!2@2@1!2@2@1!0)0)0)0)0)1!5%6^6^6^6^6^6^6^6^6^6^6^6^6^6^6^6^6^6^6^6^2@0)0)0)0)0)1!1!1!1!0)2@6^6^6^6^6^6^6^6^6^6^6^6^6^6^6^6^6^6^6^</text:p>
      <text:p text:style-name="P4">6^6^6^6^6^6^6^6^6^6^6^6^6^6^6^6^6^6^6^6^6^6^6^6^6^6^6^6^6^6^6^6^5%1!1!1!2@1!0)0)1!0)0)0)0)0)0)5%6^6^6^6^6^6^6^6^6^6^6^6^6^6^6^6^6^6^6^6^5%0)0)0)0)0)0)0)0)0)0)0)3#6^6^6^6^6^6^6^6^6^6^6^6^6^6^6^6^6^6^6^</text:p>
      <text:p text:style-name="P4">6^6^6^6^6^6^6^6^6^6^6^6^6^6^6^6^6^6^6^6^6^6^6^6^6^6^6^6^6^6^6^5%0)1!1!2@2@1!0)0)0)0)0)0)0)0)3#6^6^6^6^6^6^6^6^6^6^6^6^6^6^6^6^6^6^6^6^6^6^0)0)0)0)0)0)0)0)0)0)0)6^6^6^6^6^6^6^6^6^6^6^6^6^6^6^6^6^6^6^6^</text:p>
      <text:p text:style-name="P4">6^6^6^6^6^6^6^6^6^6^6^6^6^6^6^6^6^6^6^6^6^6^6^6^6^6^6^6^6^6^6^2@0)2@2@2@2@1!0)0)0)0)0)0)1!4$6^6^6^6^6^6^6^6^6^6^6^6^6^6^6^6^6^6^6^6^6^6^5%0)0)0)0)0)0)0)0)0)0)5%6^6^6^6^6^6^6^6^6^6^6^6^6^6^6^6^6^6^6^6^</text:p>
      <text:p text:style-name="P4">6^6^6^6^6^6^6^6^6^6^6^6^6^6^6^6^6^6^6^6^6^6^6^6^6^6^6^6^6^6^5%0)2@2@2@2@2@2@1!1!1!0)0)1!6^6^6^6^6^6^6^6^6^6^6^6^6^6^6^6^6^6^6^6^6^6^6^6^3#0)0)0)0)0)0)0)0)0)2@6^6^6^6^6^6^6^6^6^6^6^6^6^6^6^6^6^6^6^6^6^</text:p>
      <text:p text:style-name="P4">6^6^6^6^6^6^6^6^6^6^6^6^6^6^6^6^6^6^6^6^6^6^6^6^6^6^6^6^6^6^1!1!2@2@2@2@2@2@1!1!1!1!1!3#6^6^6^6^6^6^6^6^6^6^6^6^6^6^6^6^6^6^6^6^6^6^6^6^0)0)0)0)0)0)0)0)0)0)4$6^6^6^6^6^6^6^6^6^6^6^6^6^6^6^6^6^6^6^6^6^</text:p>
      <text:p text:style-name="P4">6^6^6^6^6^6^6^6^6^6^6^6^6^6^6^6^6^6^6^6^6^6^6^6^6^6^6^6^6^4$0)2@2@2@2@2@2@2@0)0)0)0)2@6^6^6^6^6^6^6^6^6^6^6^6^6^6^6^6^6^6^6^6^6^6^6^6^5%0)0)0)0)0)0)0)0)0)0)6^6^6^6^6^6^6^6^6^6^6^6^6^6^6^6^6^6^6^6^6^6^</text:p>
      <text:p text:style-name="P4">6^6^6^6^6^6^6^6^6^6^6^6^6^6^6^6^6^6^6^6^6^6^6^6^6^6^6^6^6^1!1!2@2@2@2@2@1!0)0)0)0)1!6^6^6^6^6^6^6^6^6^6^6^6^6^6^6^6^6^6^6^6^6^6^6^6^6^5%0)0)0)0)0)0)0)0)0)0)6^6^6^6^6^6^6^6^6^6^6^6^6^6^6^6^6^6^6^6^6^6^</text:p>
      <text:p text:style-name="P4">6^6^6^6^6^6^6^6^6^6^6^6^6^6^6^6^6^6^6^6^6^6^6^6^6^6^6^6^3#0)1!2@2@2@2@2@1!0)0)0)0)6^6^6^6^6^6^6^6^6^6^6^6^6^6^6^6^6^6^6^6^6^6^6^6^6^6^5%0)0)0)0)0)0)0)0)0)0)4$6^6^6^6^6^6^6^6^6^6^6^6^6^6^6^6^6^6^6^6^6^</text:p>
      <text:p text:style-name="P4">6^6^6^6^6^6^6^6^6^6^6^6^6^6^6^6^6^6^6^6^6^6^6^6^6^6^6^6^1!0)1!2@2@2@2@1!0)0)0)0)4$6^6^6^6^6^6^6^6^6^6^6^6^6^6^6^6^6^6^6^6^6^6^6^6^6^6^4$0)0)0)0)0)0)0)0)0)2@6^6^6^6^6^6^6^6^6^6^6^6^6^6^6^6^6^6^6^6^6^6^</text:p>
      <text:p text:style-name="P4">6^6^6^6^6^6^6^6^6^6^6^6^6^6^6^6^6^6^6^6^6^6^6^6^6^6^6^3#0)1!2@2@2@2@2@1!0)0)0)2@6^6^6^6^6^6^6^6^6^6^6^6^6^6^6^6^6^6^6^6^6^6^6^6^6^6^6^1!0)0)0)0)0)0)0)0)0)3#6^6^6^6^6^6^6^6^6^6^6^6^6^6^6^6^6^6^6^6^6^6^</text:p>
      <text:p text:style-name="P4">6^6^6^6^6^6^6^6^6^6^6^6^6^6^6^6^6^6^6^6^6^6^6^6^6^6^4$1!0)1!2@2@2@2@2@0)0)0)0)6^6^6^6^6^6^6^6^6^6^6^6^6^6^6^6^6^6^6^6^6^6^6^6^6^6^6^6^0)0)0)0)0)0)0)0)0)0)1!6^6^6^6^6^6^6^6^6^6^6^6^6^6^6^6^6^6^6^6^6^6^</text:p>
      <text:p text:style-name="P4">6^6^6^6^6^6^6^6^6^6^6^6^6^6^6^6^6^6^6^6^6^6^6^6^6^5%1!0)1!2@2@2@2@2@1!0)0)0)5%6^6^6^6^6^6^6^6^6^6^6^6^6^6^6^6^6^6^6^6^6^6^6^6^6^6^6^6^0)0)0)0)0)0)0)0)0)0)0)5%6^6^6^6^6^6^6^6^6^6^6^6^6^6^6^6^6^6^6^6^6^</text:p>
      <text:p text:style-name="P4">6^6^6^6^6^6^6^6^6^6^6^6^6^6^6^6^6^6^6^6^6^6^6^6^5%1!1!2@2@2@2@2@2@2@0)0)0)4$6^6^6^6^6^6^6^6^6^6^6^6^6^6^6^6^6^6^6^6^6^6^6^6^6^6^6^6^5%0)0)0)0)0)0)0)0)0)0)0)0)6^6^6^6^6^6^6^6^6^6^6^6^6^6^6^6^6^6^6^6^6^</text:p>
      <text:p text:style-name="P4">6^6^6^6^6^6^6^6^6^6^6^6^6^6^6^6^6^6^6^6^6^6^6^6^2@2@2@2@2@2@2@2@2@1!0)0)2@6^6^6^6^6^6^6^6^6^6^6^6^6^6^6^6^6^6^6^6^6^6^6^6^6^6^6^6^6^6^0)0)0)0)0)0)0)0)0)0)0)0)0)2@4$6^6^6^6^6^6^6^6^6^6^6^6^6^6^6^6^6^6^</text:p>
      <text:p text:style-name="P4">6^6^6^6^6^6^6^6^6^6^6^6^6^6^6^6^6^6^6^6^6^6^6^6^0)1!2@2@2@2@2@1!1!0)0)0)4$6^6^6^6^6^6^6^6^6^6^6^6^6^6^6^6^6^6^6^6^6^6^6^6^6^6^6^6^6^6^0)0)0)0)0)0)0)0)0)0)0)0)0)0)0)2@6^6^6^6^6^6^6^6^6^6^6^6^6^6^6^6^6^</text:p>
      <text:p text:style-name="P4">6^6^6^6^6^6^6^6^6^6^6^6^6^6^6^6^6^6^6^6^6^6^6^5%0)0)1!1!0)1!2@1!0)0)0)0)4$6^6^6^6^6^6^6^6^6^6^6^6^6^6^6^6^6^6^6^6^6^6^6^6^6^6^6^6^6^6^1!0)0)0)0)0)0)0)0)0)0)0)0)0)0)0)5%6^6^6^6^6^6^6^6^6^6^6^6^6^6^6^6^</text:p>
      <text:p text:style-name="P4">6^6^6^6^6^6^6^6^6^6^6^6^6^6^6^6^6^6^6^6^6^6^6^4$0)1!1!1!1!0)1!2@2@0)0)0)4$6^6^6^6^6^6^6^6^6^6^6^6^6^6^6^6^6^6^6^6^6^6^6^6^6^6^6^6^6^6^4$1!0)0)0)0)0)0)0)0)0)0)0)0)0)0)4$6^6^6^6^6^6^6^6^6^6^6^6^6^6^6^6^</text:p>
      <text:p text:style-name="P4">6^6^6^6^6^6^6^6^6^6^6^6^6^6^6^6^6^6^6^6^6^6^6^3#1!2@2@2@2@1!0)1!1!0)0)0)6^6^6^6^6^6^6^6^6^6^6^6^6^6^6^6^6^6^6^6^6^6^6^6^6^6^6^6^6^6^6^6^6^6^6^5%4$1!0)0)0)0)0)0)0)0)0)4$6^6^6^6^6^6^6^6^6^6^6^6^6^6^6^6^</text:p>
      <text:p text:style-name="P4">6^6^6^6^6^6^6^6^6^6^6^6^6^6^6^6^6^6^6^6^6^6^6^2@2@2@2@2@2@2@0)0)0)0)0)5%6^6^6^6^6^6^6^6^6^6^6^6^6^6^6^6^6^6^6^6^6^6^6^6^6^6^6^6^6^6^6^6^6^6^6^6^6^6^3#0)0)0)0)0)0)0)4$6^6^6^6^6^6^6^6^6^6^6^6^6^6^6^6^6^</text:p>
      <text:p text:style-name="P4">6^6^6^6^6^6^6^6^6^6^6^6^6^6^6^6^6^6^6^6^6^6^5%1!0)0)0)0)0)0)0)0)0)0)2@6^6^6^6^6^6^6^6^6^6^6^6^6^6^6^6^6^6^6^6^6^6^6^6^6^6^6^6^6^6^6^6^6^6^6^6^6^6^6^6^6^5%4$2@2@3#6^6^6^6^6^6^6^6^6^6^6^6^6^6^6^6^6^6^6^</text:p>
      <text:p text:style-name="P4">6^6^6^6^6^6^6^6^6^6^6^6^6^6^6^6^6^6^6^6^6^6^4$0)0)0)1!1!1!0)0)0)0)0)5%6^6^6^6^6^6^6^6^6^6^6^6^6^6^6^6^6^6^6^6^6^6^6^6^6^6^6^6^6^6^6^6^6^6^6^6^6^6^6^6^6^6^6^6^6^6^6^6^6^6^6^6^6^6^6^6^6^6^6^6^6^6^6^6^6^</text:p>
      <text:p text:style-name="P4">6^6^6^6^6^6^6^6^6^6^6^6^6^6^6^6^6^6^6^6^6^6^1!0)1!1!1!1!1!1!0)0)0)1!6^6^6^6^6^6^6^6^6^6^6^6^6^6^6^6^6^6^6^6^6^6^6^6^6^6^6^6^6^6^6^6^6^6^6^6^6^6^6^6^6^6^6^6^6^6^6^6^6^6^6^6^6^6^6^6^6^6^6^6^6^6^6^6^6^6^</text:p>
      <text:p text:style-name="P4">6^6^6^6^6^6^6^6^6^6^6^6^6^6^6^6^6^6^6^6^6^3#0)1!2@2@1!1!1!1!0)0)0)2@6^6^6^6^6^6^6^6^6^6^6^6^6^6^6^6^6^6^6^6^6^6^6^6^6^6^6^6^6^6^6^6^6^6^6^6^6^6^6^6^6^6^6^6^6^6^6^6^6^6^6^6^6^6^6^6^6^6^6^6^6^6^6^6^6^6^</text:p>
      <text:p text:style-name="P4">6^6^6^6^6^6^6^6^6^6^6^6^6^6^6^6^6^6^6^6^6^1!1!1!1!1!1!1!1!1!0)0)0)4$6^6^6^6^6^6^6^6^6^6^6^6^6^6^6^6^6^6^6^6^6^6^6^6^6^6^6^6^6^6^6^6^6^6^6^6^6^6^6^6^6^6^6^6^6^6^6^6^6^6^6^6^6^6^6^6^6^6^6^6^6^6^6^6^6^6^</text:p>
      <text:p text:style-name="P4">6^6^6^6^6^6^6^6^6^6^6^6^6^6^6^6^6^6^6^6^6^1!0)1!1!1!1!1!1!1!0)0)0)6^6^6^6^6^6^6^6^6^6^6^6^6^6^6^6^6^6^6^6^6^6^6^6^6^6^6^6^6^6^6^6^6^6^6^6^6^6^6^6^6^6^6^6^6^6^6^6^6^6^6^6^6^6^6^6^6^6^6^6^6^6^6^6^6^6^6^</text:p>
      <text:p text:style-name="P4">6^6^6^6^6^6^6^6^6^6^6^6^6^6^6^6^6^6^6^6^6^1!0)1!1!1!1!1!1!0)0)0)1!6^6^6^6^6^6^6^6^6^6^6^6^6^6^6^6^6^6^6^6^6^6^6^6^6^6^6^6^6^6^6^6^6^6^6^6^6^6^6^6^6^6^6^6^6^6^6^6^6^6^6^6^6^6^6^6^6^6^6^6^6^6^6^6^6^6^6^</text:p>
      <text:p text:style-name="P4">6^6^6^6^6^6^6^6^6^6^6^6^6^6^6^6^6^6^6^6^6^2@0)0)1!0)0)0)0)0)0)0)4$6^6^6^6^6^6^6^6^6^6^6^6^6^6^6^6^6^6^6^6^6^6^6^6^6^6^6^6^6^6^6^6^6^6^6^6^6^6^6^6^6^6^6^6^6^6^6^6^6^6^6^6^6^6^6^6^6^6^6^6^6^6^6^6^6^6^6^</text:p>
      <text:p text:style-name="P4">6^6^6^6^6^6^6^6^6^6^6^6^6^6^6^6^6^6^6^6^6^5%2@1!1!1!0)0)0)0)1!4$6^6^6^6^6^6^6^6^6^6^6^6^6^6^6^6^6^6^6^6^6^6^6^6^6^6^6^6^6^6^6^6^6^6^6^6^6^6^6^6^6^6^6^6^6^6^6^6^6^6^6^6^6^6^6^6^6^6^6^6^6^6^6^6^6^6^6^6^</text:p>
      <text:p text:style-name="P4">6^6^6^6^6^6^6^6^6^6^6^6^6^6^6^6^6^6^6^6^6^6^6^6^6^5%4$4$5%6^6^6^6^6^6^6^6^6^6^6^6^6^6^6^6^6^6^6^6^6^6^6^6^6^6^6^6^6^6^6^6^6^6^6^6^6^6^6^6^6^6^6^6^6^6^6^6^6^6^6^6^6^6^6^6^6^6^6^6^6^6^6^6^6^6^6^6^6^6^6^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s Vegas Black Dominoes" svg:font-family="'Las Vegas Black Dominoes'" style:font-pitch="variable"/>
    <style:font-face style:name="Las Vegas White Dominoes" svg:font-family="'Las Vegas White Dominoe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layingCards" svg:font-family="PlayingCard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7:50:39.579000000</meta:creation-date>
    <dc:date>2022-03-10T18:05:09.505000000</dc:date>
    <meta:editing-duration>PT37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300" meta:word-count="300" meta:character-count="50000" meta:non-whitespace-character-count="50000"/>
  </office:meta>
</office:document-meta>
</file>